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1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1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5" manifest:media-type=""/>
  <manifest:file-entry manifest:full-path="ObjectReplacements/Object 5" manifest:media-type=""/>
  <manifest:file-entry manifest:full-path="ObjectReplacements/Object 1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" manifest:media-type=""/>
  <manifest:file-entry manifest:full-path="ObjectReplacements/Object 1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86" manifest:media-type="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500000000F076D4D7FBF1625F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nsolas2" svg:font-family="Consolas" style:font-adornments="Normal" style:font-family-generic="modern" style:font-pitch="fixed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" svg:font-family="Times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14.307cm" table:align="left"/>
    </style:style>
    <style:style style:name="Tableau1.A" style:family="table-column">
      <style:table-column-properties style:column-width="8.107cm"/>
    </style:style>
    <style:style style:name="Tableau1.B" style:family="table-column">
      <style:table-column-properties style:column-width="2.099cm"/>
    </style:style>
    <style:style style:name="Tableau1.C" style:family="table-column">
      <style:table-column-properties style:column-width="2.0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8.002cm" table:align="margins"/>
    </style:style>
    <style:style style:name="Tableau11.A" style:family="table-column">
      <style:table-column-properties style:column-width="18.002cm" style:rel-column-width="65535*"/>
    </style:style>
    <style:style style:name="Tableau11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  <style:text-properties fo:font-size="10pt" officeooo:rsid="00160817" officeooo:paragraph-rsid="00160817" style:font-size-asian="10pt" style:font-size-complex="10pt"/>
    </style:style>
    <style:style style:name="P2" style:family="paragraph" style:parent-style-name="_5f_ensTP_5f__5f_Corps">
      <style:text-properties fo:font-size="10pt" officeooo:rsid="0030d405" officeooo:paragraph-rsid="0039ca43" style:font-size-asian="10pt" style:font-size-complex="10pt"/>
    </style:style>
    <style:style style:name="P3" style:family="paragraph" style:parent-style-name="_5f_ensTP_5f__5f_Corps">
      <style:paragraph-properties fo:text-align="center" style:justify-single-word="false"/>
      <style:text-properties fo:font-size="10pt" officeooo:rsid="0030d405" officeooo:paragraph-rsid="0039ca43" style:font-size-asian="10pt" style:font-size-complex="10pt"/>
    </style:style>
    <style:style style:name="P4" style:family="paragraph" style:parent-style-name="_5f_ensTP_5f__5f_Corps">
      <style:paragraph-properties fo:text-align="center" style:justify-single-word="false"/>
      <style:text-properties fo:font-size="10pt" fo:font-weight="bold" officeooo:rsid="0030d405" officeooo:paragraph-rsid="0039ca43" style:font-size-asian="10pt" style:font-weight-asian="bold" style:font-size-complex="10pt" style:font-weight-complex="bold"/>
    </style:style>
    <style:style style:name="P5" style:family="paragraph" style:parent-style-name="_5f_ensTP_5f__5f_Corps">
      <style:paragraph-properties fo:text-align="center" style:justify-single-word="false"/>
      <style:text-properties fo:font-size="10pt" fo:font-weight="bold" officeooo:paragraph-rsid="0039ca43" style:font-size-asian="10pt" style:font-weight-asian="bold" style:font-size-complex="10pt" style:font-weight-complex="bold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_5f_ensTP_5f__5f_Corps">
      <style:paragraph-properties fo:text-align="center" style:justify-single-word="false"/>
      <style:text-properties officeooo:paragraph-rsid="00d590e6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a9ca61"/>
    </style:style>
    <style:style style:name="P10" style:family="paragraph" style:parent-style-name="Text_20_body">
      <style:text-properties officeooo:rsid="003460cc"/>
    </style:style>
    <style:style style:name="P11" style:family="paragraph" style:parent-style-name="Standard">
      <style:paragraph-properties fo:text-align="start" style:justify-single-word="false"/>
      <style:text-properties style:font-name="Liberation Mono1" fo:font-size="11pt" fo:font-style="normal" fo:font-weight="normal" officeooo:rsid="002d69d7" officeooo:paragraph-rsid="00c9bff8" style:font-size-asian="11pt" style:font-style-asian="normal" style:font-weight-asian="normal"/>
    </style:style>
    <style:style style:name="P12" style:family="paragraph" style:parent-style-name="Standard">
      <style:paragraph-properties fo:text-align="start" style:justify-single-word="false"/>
      <style:text-properties officeooo:rsid="002d69d7" officeooo:paragraph-rsid="00c9bff8"/>
    </style:style>
    <style:style style:name="P13" style:family="paragraph" style:parent-style-name="_5f_ensTP_5f__5f_Corps">
      <style:paragraph-properties fo:text-align="start" style:justify-single-word="false"/>
      <style:text-properties officeooo:rsid="002d69d7" officeooo:paragraph-rsid="00c9bff8"/>
    </style:style>
    <style:style style:name="P14" style:family="paragraph" style:parent-style-name="_5f_ensTP_5f__5f_Corps">
      <style:paragraph-properties fo:text-align="start" style:justify-single-word="false"/>
      <style:text-properties officeooo:rsid="002d69d7" officeooo:paragraph-rsid="00ca2545"/>
    </style:style>
    <style:style style:name="P15" style:family="paragraph" style:parent-style-name="_5f_ensTP_5f__5f_Corps">
      <style:paragraph-properties fo:text-align="center" style:justify-single-word="false"/>
      <style:text-properties officeooo:rsid="002d69d7" officeooo:paragraph-rsid="00c9bff8"/>
    </style:style>
    <style:style style:name="P16" style:family="paragraph" style:parent-style-name="_5f_ensTP_5f__5f_Corps">
      <style:text-properties fo:font-style="italic" officeooo:rsid="00d590e6" officeooo:paragraph-rsid="00d590e6" style:font-style-asian="italic" style:font-style-complex="italic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>
      <style:text-properties fo:font-weight="bold" officeooo:rsid="00a2b7c7" officeooo:paragraph-rsid="00a5550d" style:font-weight-asian="bold" style:font-weight-complex="bold"/>
    </style:style>
    <style:style style:name="P19" style:family="paragraph" style:parent-style-name="Text_20_body">
      <style:text-properties fo:font-weight="bold" officeooo:rsid="00a3d321" officeooo:paragraph-rsid="00a5550d" style:font-weight-asian="bold" style:font-weight-complex="bold"/>
    </style:style>
    <style:style style:name="P20" style:family="paragraph" style:parent-style-name="_5f_ensTP_5f__5f_Corps">
      <style:paragraph-properties fo:text-align="start" style:justify-single-word="false"/>
      <style:text-properties fo:font-weight="bold" officeooo:rsid="00b5e51f" officeooo:paragraph-rsid="0039ca43" style:font-weight-asian="bold" style:font-weight-complex="bold"/>
    </style:style>
    <style:style style:name="P21" style:family="paragraph" style:parent-style-name="_5f_ensTP_5f__5f_Corps">
      <style:text-properties fo:font-weight="bold" officeooo:rsid="0030d405" officeooo:paragraph-rsid="0039ca43" style:font-weight-asian="bold" style:font-weight-complex="bold"/>
    </style:style>
    <style:style style:name="P22" style:family="paragraph" style:parent-style-name="_5f_ensTP_5f__5f_Corps">
      <style:paragraph-properties fo:text-align="start" style:justify-single-word="false"/>
      <style:text-properties fo:font-weight="bold" officeooo:rsid="00cb5675" officeooo:paragraph-rsid="00cb5675" style:font-weight-asian="bold" style:font-weight-complex="bold"/>
    </style:style>
    <style:style style:name="P23" style:family="paragraph" style:parent-style-name="_5f_ensTP_5f__5f_Corps">
      <style:text-properties fo:font-weight="bold" officeooo:rsid="00d590e6" officeooo:paragraph-rsid="00d590e6" style:font-weight-asian="bold" style:font-weight-complex="bold"/>
    </style:style>
    <style:style style:name="P24" style:family="paragraph" style:parent-style-name="_5f_ensTP_5f__5f_Corps">
      <style:paragraph-properties fo:text-align="end" style:justify-single-word="false"/>
      <style:text-properties style:font-name="Liberation Serif" officeooo:rsid="00d590e6" officeooo:paragraph-rsid="00d590e6" style:font-name-asian="Liberation Serif" style:font-name-complex="Liberation Serif"/>
    </style:style>
    <style:style style:name="P25" style:family="paragraph" style:parent-style-name="Text_20_body">
      <style:text-properties officeooo:rsid="002b1e6d" officeooo:paragraph-rsid="002b1e6d"/>
    </style:style>
    <style:style style:name="P26" style:family="paragraph" style:parent-style-name="Text_20_body">
      <style:paragraph-properties fo:break-before="page"/>
      <style:text-properties officeooo:rsid="002b1e6d" officeooo:paragraph-rsid="002b1e6d"/>
    </style:style>
    <style:style style:name="P27" style:family="paragraph" style:parent-style-name="Text_20_body">
      <style:paragraph-properties fo:text-align="center" style:justify-single-word="false"/>
      <style:text-properties officeooo:rsid="002b1e6d" officeooo:paragraph-rsid="002b1e6d"/>
    </style:style>
    <style:style style:name="P28" style:family="paragraph" style:parent-style-name="Text_20_body">
      <style:paragraph-properties fo:text-align="start" style:justify-single-word="false"/>
    </style:style>
    <style:style style:name="P29" style:family="paragraph" style:parent-style-name="_5f_ensTP_5f__5f_Corps">
      <style:paragraph-properties fo:text-align="start" style:justify-single-word="false"/>
      <style:text-properties officeooo:paragraph-rsid="00cc6d59"/>
    </style:style>
    <style:style style:name="P30" style:family="paragraph" style:parent-style-name="Text_20_body">
      <style:paragraph-properties fo:text-align="center" style:justify-single-word="false"/>
      <style:text-properties officeooo:rsid="0046e716" officeooo:paragraph-rsid="0046e716"/>
    </style:style>
    <style:style style:name="P31" style:family="paragraph" style:parent-style-name="Text_20_body">
      <style:text-properties officeooo:rsid="009fa19e" officeooo:paragraph-rsid="009fa19e"/>
    </style:style>
    <style:style style:name="P32" style:family="paragraph" style:parent-style-name="Text_20_body">
      <style:text-properties officeooo:rsid="00a2b7c7" officeooo:paragraph-rsid="00a2b7c7"/>
    </style:style>
    <style:style style:name="P33" style:family="paragraph" style:parent-style-name="Text_20_body">
      <style:text-properties officeooo:rsid="00a2b7c7" officeooo:paragraph-rsid="00a5550d"/>
    </style:style>
    <style:style style:name="P34" style:family="paragraph" style:parent-style-name="Text_20_body">
      <style:text-properties officeooo:rsid="00a3d321" officeooo:paragraph-rsid="00a3d321"/>
    </style:style>
    <style:style style:name="P35" style:family="paragraph" style:parent-style-name="Text_20_body">
      <style:paragraph-properties fo:text-align="center" style:justify-single-word="false"/>
      <style:text-properties officeooo:rsid="00a3d321" officeooo:paragraph-rsid="00a3d321"/>
    </style:style>
    <style:style style:name="P36" style:family="paragraph" style:parent-style-name="Text_20_body">
      <style:paragraph-properties fo:text-align="center" style:justify-single-word="false"/>
      <style:text-properties officeooo:rsid="00a3d321" officeooo:paragraph-rsid="00a9ca61"/>
    </style:style>
    <style:style style:name="P37" style:family="paragraph" style:parent-style-name="Text_20_body">
      <style:text-properties officeooo:rsid="00a3d321" officeooo:paragraph-rsid="00a5550d"/>
    </style:style>
    <style:style style:name="P38" style:family="paragraph" style:parent-style-name="Text_20_body">
      <style:text-properties officeooo:rsid="00a3d321" officeooo:paragraph-rsid="00a9ca61"/>
    </style:style>
    <style:style style:name="P39" style:family="paragraph" style:parent-style-name="Text_20_body">
      <style:text-properties officeooo:paragraph-rsid="00a5550d"/>
    </style:style>
    <style:style style:name="P40" style:family="paragraph" style:parent-style-name="Text_20_body">
      <style:text-properties officeooo:rsid="00a6e74b" officeooo:paragraph-rsid="00a6e74b"/>
    </style:style>
    <style:style style:name="P41" style:family="paragraph" style:parent-style-name="Text_20_body">
      <style:text-properties officeooo:rsid="00a6e74b" officeooo:paragraph-rsid="00a9ca61"/>
    </style:style>
    <style:style style:name="P42" style:family="paragraph" style:parent-style-name="_5f_ensTP_5f__5f_Corps">
      <style:paragraph-properties fo:text-align="center" style:justify-single-word="false"/>
      <style:text-properties officeooo:rsid="0030d405" officeooo:paragraph-rsid="0039ca43"/>
    </style:style>
    <style:style style:name="P43" style:family="paragraph" style:parent-style-name="_5f_ensTP_5f__5f_Corps">
      <style:text-properties officeooo:rsid="0030d405" officeooo:paragraph-rsid="0039ca43"/>
    </style:style>
    <style:style style:name="P44" style:family="paragraph" style:parent-style-name="_5f_ensTP_5f__5f_Corps">
      <style:text-properties officeooo:rsid="0030d405" officeooo:paragraph-rsid="0048f85d"/>
    </style:style>
    <style:style style:name="P45" style:family="paragraph" style:parent-style-name="_5f_ensTP_5f__5f_Corps">
      <style:text-properties officeooo:rsid="0030d405" officeooo:paragraph-rsid="008ef7dd"/>
    </style:style>
    <style:style style:name="P46" style:family="paragraph" style:parent-style-name="_5f_ensTP_5f__5f_Corps">
      <style:text-properties officeooo:paragraph-rsid="00d4e399"/>
    </style:style>
    <style:style style:name="P47" style:family="paragraph" style:parent-style-name="_5f_ensTP_5f__5f_Corps">
      <style:text-properties officeooo:rsid="00d590e6" officeooo:paragraph-rsid="00d590e6"/>
    </style:style>
    <style:style style:name="P48" style:family="paragraph" style:parent-style-name="_5f_ensTP_5f__5f_Corps">
      <style:text-properties officeooo:paragraph-rsid="00d590e6"/>
    </style:style>
    <style:style style:name="P49" style:family="paragraph" style:parent-style-name="_5f_ensTP_5f__5f_Corps">
      <style:paragraph-properties fo:margin-left="0.741cm" fo:margin-right="0cm" fo:text-indent="0cm" style:auto-text-indent="false"/>
      <style:text-properties fo:font-size="8pt" officeooo:rsid="0030d405" officeooo:paragraph-rsid="0039ca43" style:font-size-asian="8pt" style:font-size-complex="8pt"/>
    </style:style>
    <style:style style:name="P50" style:family="paragraph" style:parent-style-name="Title">
      <style:text-properties fo:font-size="24pt" officeooo:rsid="002b1e6d" officeooo:paragraph-rsid="002b1e6d" style:font-size-asian="24pt" style:font-size-complex="24pt"/>
    </style:style>
    <style:style style:name="P5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3" style:family="paragraph" style:parent-style-name="Heading_20_1">
      <style:text-properties officeooo:paragraph-rsid="0038b0f5"/>
    </style:style>
    <style:style style:name="P54" style:family="paragraph" style:parent-style-name="Heading_20_1">
      <style:text-properties officeooo:paragraph-rsid="0039ca43"/>
    </style:style>
    <style:style style:name="P55" style:family="paragraph" style:parent-style-name="Heading_20_1">
      <style:paragraph-properties fo:break-before="page"/>
      <style:text-properties officeooo:paragraph-rsid="00c9bff8"/>
    </style:style>
    <style:style style:name="P56" style:family="paragraph" style:parent-style-name="Heading_20_4">
      <style:text-properties officeooo:paragraph-rsid="0039ca43"/>
    </style:style>
    <style:style style:name="P57" style:family="paragraph" style:parent-style-name="Text_20_body" style:list-style-name="L8"/>
    <style:style style:name="P58" style:family="paragraph" style:parent-style-name="Text_20_body" style:list-style-name="L8">
      <style:paragraph-properties fo:text-align="center" style:justify-single-word="false"/>
    </style:style>
    <style:style style:name="P59" style:family="paragraph" style:parent-style-name="Text_20_body" style:list-style-name="L8">
      <style:text-properties officeooo:rsid="0086add4" officeooo:paragraph-rsid="0086add4"/>
    </style:style>
    <style:style style:name="P60" style:family="paragraph" style:parent-style-name="Text_20_body" style:list-style-name="L8">
      <style:paragraph-properties fo:text-align="start" style:justify-single-word="false"/>
      <style:text-properties officeooo:rsid="0086add4" officeooo:paragraph-rsid="0087cdae"/>
    </style:style>
    <style:style style:name="P61" style:family="paragraph" style:parent-style-name="Text_20_body" style:list-style-name="L8">
      <style:text-properties fo:font-style="normal" officeooo:rsid="0086add4" officeooo:paragraph-rsid="0086add4" style:font-style-asian="normal" style:font-style-complex="normal"/>
    </style:style>
    <style:style style:name="P62" style:family="paragraph" style:parent-style-name="_5f_ensTP_5f__5f_Corps" style:list-style-name="L1"/>
    <style:style style:name="P63" style:family="paragraph" style:parent-style-name="_5f_ensTP_5f__5f_Corps" style:list-style-name="L2"/>
    <style:style style:name="P64" style:family="paragraph" style:parent-style-name="_5f_ensTP_5f__5f_Corps" style:list-style-name="L3"/>
    <style:style style:name="P65" style:family="paragraph" style:parent-style-name="_5f_ensTP_5f__5f_Corps" style:list-style-name="L4"/>
    <style:style style:name="P66" style:family="paragraph" style:parent-style-name="_5f_ensTP_5f__5f_Corps" style:list-style-name="L5"/>
    <style:style style:name="P67" style:family="paragraph" style:parent-style-name="_5f_ensTP_5f__5f_Corps" style:list-style-name="L6"/>
    <style:style style:name="P68" style:family="paragraph" style:parent-style-name="_5f_ensTP_5f__5f_Corps" style:list-style-name="L7"/>
    <style:style style:name="P69" style:family="paragraph" style:parent-style-name="_5f_ensTP_5f__5f_Corps" style:list-style-name="L9">
      <style:text-properties officeooo:rsid="0030d405" officeooo:paragraph-rsid="0048f85d"/>
    </style:style>
    <style:style style:name="P70" style:family="paragraph" style:parent-style-name="_5f_ensTP_5f__5f_Corps" style:list-style-name="L10">
      <style:text-properties officeooo:paragraph-rsid="008ef7dd"/>
    </style:style>
    <style:style style:name="P71" style:family="paragraph" style:parent-style-name="_5f_ensTP_5f__5f_Corps" style:list-style-name="L11">
      <style:paragraph-properties fo:text-align="start" style:justify-single-word="false"/>
      <style:text-properties officeooo:rsid="002d69d7" officeooo:paragraph-rsid="00c9bff8"/>
    </style:style>
    <style:style style:name="P72" style:family="paragraph" style:parent-style-name="_5f_ensTP_5f__5f_Corps" style:list-style-name="L11">
      <style:paragraph-properties fo:text-align="start" style:justify-single-word="false"/>
      <style:text-properties officeooo:rsid="002d69d7" officeooo:paragraph-rsid="00cb5675"/>
    </style:style>
    <style:style style:name="P73" style:family="paragraph" style:parent-style-name="_5f_ensTP_5f__5f_Corps" style:list-style-name="L11">
      <style:paragraph-properties fo:text-align="start" style:justify-single-word="false"/>
      <style:text-properties officeooo:rsid="00cb5675" officeooo:paragraph-rsid="00cb5675"/>
    </style:style>
    <style:style style:name="P74" style:family="paragraph" style:parent-style-name="_5f_ensTP_5f__5f_Corps" style:list-style-name="L11">
      <style:paragraph-properties fo:text-align="start" style:justify-single-word="false"/>
      <style:text-properties officeooo:paragraph-rsid="00cb5675"/>
    </style:style>
    <style:style style:name="P75" style:family="paragraph" style:parent-style-name="_5f_ensTP_5f__5f_Corps" style:list-style-name="L11">
      <style:paragraph-properties fo:text-align="start" style:justify-single-word="false"/>
      <style:text-properties officeooo:paragraph-rsid="00c9bff8"/>
    </style:style>
    <style:style style:name="T1" style:family="text">
      <style:text-properties officeooo:rsid="00d35cd8"/>
    </style:style>
    <style:style style:name="T2" style:family="text">
      <style:text-properties officeooo:rsid="00160817"/>
    </style:style>
    <style:style style:name="T3" style:family="text">
      <style:text-properties officeooo:rsid="004301b7"/>
    </style:style>
    <style:style style:name="T4" style:family="text">
      <style:text-properties officeooo:rsid="0044da05"/>
    </style:style>
    <style:style style:name="T5" style:family="text">
      <style:text-properties officeooo:rsid="0024af2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a6e74b" style:font-style-asian="italic" style:font-style-complex="italic"/>
    </style:style>
    <style:style style:name="T8" style:family="text">
      <style:text-properties fo:font-style="italic" officeooo:rsid="00a5550d" style:font-style-asian="italic" style:font-style-complex="italic"/>
    </style:style>
    <style:style style:name="T9" style:family="text">
      <style:text-properties fo:font-style="italic" officeooo:rsid="0056a68a" style:font-style-asian="italic" style:font-style-complex="italic"/>
    </style:style>
    <style:style style:name="T10" style:family="text">
      <style:text-properties fo:font-style="italic" officeooo:rsid="005ac0f7" style:font-style-asian="italic" style:font-style-complex="italic"/>
    </style:style>
    <style:style style:name="T11" style:family="text">
      <style:text-properties fo:font-style="italic" officeooo:rsid="002d69d7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a9ca61" style:font-style-asian="italic" style:font-weight-asian="bold" style:font-style-complex="italic" style:font-weight-complex="bold"/>
    </style:style>
    <style:style style:name="T14" style:family="text">
      <style:text-properties officeooo:rsid="002d69d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d69d7" style:font-weight-asian="bold" style:font-weight-complex="bold"/>
    </style:style>
    <style:style style:name="T17" style:family="text">
      <style:text-properties officeooo:rsid="0032adaf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officeooo:rsid="0039ca43"/>
    </style:style>
    <style:style style:name="T20" style:family="text">
      <style:text-properties officeooo:rsid="003ad554"/>
    </style:style>
    <style:style style:name="T21" style:family="text">
      <style:text-properties officeooo:rsid="003d51d0"/>
    </style:style>
    <style:style style:name="T22" style:family="text">
      <style:text-properties fo:font-variant="normal" fo:text-transform="none" fo:letter-spacing="normal"/>
    </style:style>
    <style:style style:name="T23" style:family="text"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/>
    </style:style>
    <style:style style:name="T24" style:family="text">
      <style:text-properties fo:font-variant="normal" fo:text-transform="none" fo:color="#000000" loext:opacity="100%" fo:font-size="10pt" fo:letter-spacing="normal" style:font-size-asian="10pt" style:font-size-complex="10pt"/>
    </style:style>
    <style:style style:name="T2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26" style:family="text">
      <style:text-properties officeooo:rsid="004b0d2a"/>
    </style:style>
    <style:style style:name="T27" style:family="text">
      <style:text-properties officeooo:rsid="004cf968"/>
    </style:style>
    <style:style style:name="T28" style:family="text">
      <style:text-properties officeooo:rsid="004ec714"/>
    </style:style>
    <style:style style:name="T29" style:family="text">
      <style:text-properties officeooo:rsid="0050aa84"/>
    </style:style>
    <style:style style:name="T30" style:family="text">
      <style:text-properties officeooo:rsid="00513485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caa846" style:font-style-asian="normal" style:font-style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caa846" style:font-style-asian="normal" style:font-weight-asian="bold" style:font-style-complex="normal" style:font-weight-complex="bold"/>
    </style:style>
    <style:style style:name="T35" style:family="text">
      <style:text-properties officeooo:rsid="00631509"/>
    </style:style>
    <style:style style:name="T36" style:family="text">
      <style:text-properties officeooo:rsid="0065fd58"/>
    </style:style>
    <style:style style:name="T37" style:family="text">
      <style:text-properties officeooo:rsid="0089f735"/>
    </style:style>
    <style:style style:name="T38" style:family="text">
      <style:text-properties officeooo:rsid="008ac341"/>
    </style:style>
    <style:style style:name="T39" style:family="text">
      <style:text-properties officeooo:rsid="008b62d4"/>
    </style:style>
    <style:style style:name="T40" style:family="text">
      <style:text-properties officeooo:rsid="008ece4b"/>
    </style:style>
    <style:style style:name="T41" style:family="text">
      <style:text-properties officeooo:rsid="008ef7dd"/>
    </style:style>
    <style:style style:name="T42" style:family="text">
      <style:text-properties officeooo:rsid="0030d405"/>
    </style:style>
    <style:style style:name="T43" style:family="text">
      <style:text-properties officeooo:rsid="009e6847"/>
    </style:style>
    <style:style style:name="T44" style:family="text">
      <style:text-properties officeooo:rsid="00a2b7c7"/>
    </style:style>
    <style:style style:name="T45" style:family="text">
      <style:text-properties officeooo:rsid="00a3d321"/>
    </style:style>
    <style:style style:name="T46" style:family="text">
      <style:text-properties style:font-name="Liberation Mono" fo:font-size="10pt" officeooo:rsid="00a3d321" style:font-name-asian="NSimSun" style:font-size-asian="10pt" style:font-name-complex="Liberation Mono" style:font-size-complex="10pt"/>
    </style:style>
    <style:style style:name="T47" style:family="text">
      <style:text-properties style:font-name="Liberation Mono" fo:font-size="10pt" officeooo:rsid="00a6e74b" style:font-name-asian="NSimSun" style:font-size-asian="10pt" style:font-name-complex="Liberation Mono" style:font-size-complex="10pt"/>
    </style:style>
    <style:style style:name="T48" style:family="text">
      <style:text-properties style:font-name="Liberation Mono" fo:font-size="10pt" officeooo:rsid="00ac8279" style:font-name-asian="NSimSun" style:font-size-asian="10pt" style:font-name-complex="Liberation Mono" style:font-size-complex="10pt"/>
    </style:style>
    <style:style style:name="T49" style:family="text">
      <style:text-properties officeooo:rsid="00a5550d"/>
    </style:style>
    <style:style style:name="T50" style:family="text">
      <style:text-properties officeooo:rsid="00a6e74b"/>
    </style:style>
    <style:style style:name="T51" style:family="text">
      <style:text-properties officeooo:rsid="00a91dec"/>
    </style:style>
    <style:style style:name="T52" style:family="text">
      <style:text-properties officeooo:rsid="00a9ca61"/>
    </style:style>
    <style:style style:name="T53" style:family="text">
      <style:text-properties officeooo:rsid="00ac8279"/>
    </style:style>
    <style:style style:name="T54" style:family="text">
      <style:text-properties officeooo:rsid="0056a68a"/>
    </style:style>
    <style:style style:name="T55" style:family="text">
      <style:text-properties officeooo:rsid="005ac0f7"/>
    </style:style>
    <style:style style:name="T56" style:family="text">
      <style:text-properties officeooo:rsid="00caa846"/>
    </style:style>
    <style:style style:name="T57" style:family="text">
      <style:text-properties officeooo:rsid="00cb5675"/>
    </style:style>
    <style:style style:name="T58" style:family="text">
      <style:text-properties officeooo:rsid="00d859ce"/>
    </style:style>
    <style:style style:name="T59" style:family="text">
      <style:text-properties officeooo:rsid="00da9d36"/>
    </style:style>
    <style:style style:name="T60" style:family="text">
      <style:text-properties officeooo:rsid="00f082e5"/>
    </style:style>
    <style:style style:name="T61" style:family="text">
      <style:text-properties officeooo:rsid="00f143e3"/>
    </style:style>
    <style:style style:name="T62" style:family="text">
      <style:text-properties style:font-name="Liberation Sans" fo:font-size="18.2000007629395pt" fo:font-weight="bold" officeooo:rsid="00f143e3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Programmation scientifique en Python</text:p>
      <text:p text:style-name="P30">v<text:span text:style-name="T61">3.1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span text:style-name="T22"><draw:a xlink:type="simple" xlink:href="http://creativecommons.org/licenses/by/4.0/"><draw:frame draw:style-name="fr1" draw:name="Image6" text:anchor-type="as-char" svg:width="2.17cm" svg:height="0.45cm" draw:z-index="37"><draw:image xlink:href="Pictures/10000000000000500000000F076D4D7FBF1625F8.png" xlink:type="simple" xlink:show="embed" xlink:actuate="onLoad" draw:mime-type="image/png"/><svg:title>Licence Creative Commons</svg:title></draw:frame></draw:a></text:span><text:span text:style-name="T18"><text:line-break/></text:span><text:span text:style-name="T23">Programmation scientifique en Python</text:span><text:span text:style-name="T24"> </text:span><text:span text:style-name="T23">de </text:span><text:a xlink:type="simple" xlink:href="https://github.com/michaelguedj/ens__prog_sci_python" text:style-name="Internet_20_link" text:visited-style-name="Visited_20_Internet_20_Link"><text:span text:style-name="T25">Dr Michaël GUEDJ</text:span></text:a><text:span text:style-name="T24"> </text:span><text:span text:style-name="T23">est mis à disposition selon les termes de la </text:span><text:a xlink:type="simple" xlink:href="http://creativecommons.org/licenses/by/4.0/" text:style-name="Internet_20_link" text:visited-style-name="Visited_20_Internet_20_Link"><text:span text:style-name="T25">licence Creative Commons Attribution 4.0 International</text:span></text:a><text:span text:style-name="T23">.</text:span><text:span text:style-name="T18"><text:line-break/></text:span><text:span text:style-name="T23">Fondé(e) sur une œuvre à </text:span><text:a xlink:type="simple" xlink:href="https://github.com/michaelguedj/ens__prog_sci_python" text:style-name="Internet_20_link" text:visited-style-name="Visited_20_Internet_20_Link"><text:span text:style-name="T25">https://github.com/michaelguedj/ens__prog_sci_python</text:span></text:a><text:span text:style-name="T23">.</text:span><text:span text:style-name="T18"> </text:span></text:p>
      <text:p text:style-name="P25"/>
      <text:p text:style-name="P25"/>
      <text:p text:style-name="P26"/>
      <text:table-of-content text:style-name="Sect1" text:name="Table des matières1">
        <text:table-of-content-source text:outline-level="1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1"><text:a xlink:type="simple" xlink:href="#__RefHeading___Toc996_4007142831" text:style-name="Index_20_Link" text:visited-style-name="Index_20_Link">TP – Utilisation de fonctions mathématiques<text:tab/>3</text:a></text:p>
          <text:p text:style-name="P51"><text:a xlink:type="simple" xlink:href="#__RefHeading___Toc998_4007142831" text:style-name="Index_20_Link" text:visited-style-name="Index_20_Link">Sujet d’étude 1 : opérations binaires<text:tab/>6</text:a></text:p>
          <text:p text:style-name="P51"><text:a xlink:type="simple" xlink:href="#__RefHeading___Toc1002_4007142831" text:style-name="Index_20_Link" text:visited-style-name="Index_20_Link">Sujet d’étude 2 : tournoi de jeu vidéo<text:tab/>8</text:a></text:p>
          <text:p text:style-name="P51"><text:a xlink:type="simple" xlink:href="#__RefHeading___Toc1004_4007142831" text:style-name="Index_20_Link" text:visited-style-name="Index_20_Link">Sujet d’étude 3 : fibre optique<text:tab/>9</text:a></text:p>
          <text:p text:style-name="P51"><text:a xlink:type="simple" xlink:href="#__RefHeading___Toc11899_2445939712" text:style-name="Index_20_Link" text:visited-style-name="Index_20_Link">TP – Opérations sur points<text:tab/>12</text:a></text:p>
          <text:p text:style-name="P51"><text:a xlink:type="simple" xlink:href="#__RefHeading___Toc2574_2570424900" text:style-name="Index_20_Link" text:visited-style-name="Index_20_Link">TP – Nombres complexes<text:tab/>14</text:a></text:p>
        </text:index-body>
      </text:table-of-content>
      <text:p text:style-name="P25"/>
      <text:p text:style-name="P25"/>
      <text:p text:style-name="P25"/>
      <text:p text:style-name="P25"/>
      <text:p text:style-name="P25"/>
      <text:h text:style-name="Heading_20_1" text:outline-level="1"><text:bookmark-start text:name="__RefHeading___Toc996_4007142831"/>TP – Utilisation de fonctions mathématiques<text:bookmark-end text:name="__RefHeading___Toc996_4007142831"/></text:h>
      <text:h text:style-name="Heading_20_2" text:outline-level="2">Exercic<text:span text:style-name="T2">e 1</text:span></text:h>
      <text:p text:style-name="_5f_ensTP_5f__5f_Corps">Calculer en Python<text:span text:style-name="T29"> :</text:span></text:p>
      <text:list xml:id="list2066750976" text:style-name="L1">
        <text:list-item>
          <text:p text:style-name="P62"><draw:frame draw:style-name="fr2" draw:name="Objet1" text:anchor-type="as-char" svg:y="-0.377cm" svg:width="2.334cm" svg:height="0.46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p>
        </text:list-item>
        <text:list-item>
          <text:p text:style-name="P62"><draw:frame draw:style-name="fr2" draw:name="Objet2" text:anchor-type="as-char" svg:y="-0.377cm" svg:width="3.784cm" svg:height="0.48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/text:list-item>
        <text:list-item>
          <text:p text:style-name="P62"><draw:frame draw:style-name="fr2" draw:name="Objet6" text:anchor-type="as-char" svg:y="-0.377cm" svg:width="1.483cm" svg:height="0.48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  </text:list-item>
        <text:list-item>
          <text:p text:style-name="P62"><draw:frame draw:style-name="fr2" draw:name="Objet3" text:anchor-type="as-char" svg:y="-0.377cm" svg:width="2.365cm" svg:height="0.48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</text:list-item>
        <text:list-item>
          <text:p text:style-name="P62"><draw:frame draw:style-name="fr2" draw:name="Objet4" text:anchor-type="as-char" svg:y="-0.377cm" svg:width="1.034cm" svg:height="0.467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p>
        </text:list-item>
        <text:list-item>
          <text:p text:style-name="P62"><draw:frame draw:style-name="fr2" draw:name="Objet5" text:anchor-type="as-char" svg:y="-0.415cm" svg:width="1.289cm" svg:height="0.504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  </text:list-item>
      </text:list>
      <text:h text:style-name="Heading_20_2" text:outline-level="2">Exercic<text:span text:style-name="T2">e 2</text:span></text:h>
      <text:p text:style-name="P46">Implé<text:span text:style-name="T3">men</text:span>ter la fonction<text:span text:style-name="T29"> :</text:span> <draw:frame draw:style-name="fr2" draw:name="Objet7" text:anchor-type="as-char" svg:y="-0.377cm" svg:width="3.771cm" svg:height="0.48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.</text:p>
      <text:p text:style-name="_5f_ensTP_5f__5f_Corps">Mathématiquement,<draw:frame draw:style-name="fr2" draw:name="Objet8" text:anchor-type="as-char" svg:y="-0.377cm" svg:width="2.145cm" svg:height="0.48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 et <draw:frame draw:style-name="fr2" draw:name="Objet9" text:anchor-type="as-char" svg:y="-0.377cm" svg:width="2.542cm" svg:height="0.487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.</text:p>
      <text:h text:style-name="Heading_20_2" text:outline-level="2">Exercic<text:span text:style-name="T2">e 3</text:span></text:h>
      <text:p text:style-name="_5f_ensTP_5f__5f_Corps">Calculer en Python<text:span text:style-name="T29"> :</text:span></text:p>
      <text:list xml:id="list1813380254" text:style-name="L2">
        <text:list-item>
          <text:p text:style-name="P63"><draw:frame draw:style-name="fr2" draw:name="Objet10" text:anchor-type="as-char" svg:y="-0.415cm" svg:width="1.429cm" svg:height="0.504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</text:list-item>
        <text:list-item>
          <text:p text:style-name="P63"><draw:frame draw:style-name="fr2" draw:name="Objet11" text:anchor-type="as-char" svg:y="-0.415cm" svg:width="1.429cm" svg:height="0.504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</text:list-item>
        <text:list-item>
          <text:p text:style-name="P63"><draw:frame draw:style-name="fr2" draw:name="Objet12" text:anchor-type="as-char" svg:y="-0.681cm" svg:width="2.037cm" svg:height="1.058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</text:list-item>
      </text:list>
      <text:h text:style-name="Heading_20_2" text:outline-level="2">Exercic<text:span text:style-name="T2">e 4</text:span></text:h>
      <text:p text:style-name="P46">Implé<text:span text:style-name="T3">men</text:span>ter la fonction :</text:p>
      <text:p text:style-name="_5f_ensTP_5f__5f_Corps"><draw:frame draw:style-name="fr2" draw:name="Objet13" text:anchor-type="as-char" svg:y="-0.681cm" svg:width="5.038cm" svg:height="1.058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_5f_ensTP_5f__5f_Corps">Mathématiquement,<draw:frame draw:style-name="fr2" draw:name="Objet14" text:anchor-type="as-char" svg:y="-0.377cm" svg:width="2.681cm" svg:height="0.487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h text:style-name="Heading_20_2" text:outline-level="2">Exercic<text:span text:style-name="T2">e 5</text:span></text:h>
      <text:p text:style-name="_5f_ensTP_5f__5f_Corps">Calculer en Python<text:span text:style-name="T29"> :</text:span></text:p>
      <text:list xml:id="list3733044012" text:style-name="L3">
        <text:list-item>
          <text:p text:style-name="P64"><draw:frame draw:style-name="fr2" draw:name="Objet15" text:anchor-type="as-char" svg:y="-0.377cm" svg:width="1.575cm" svg:height="0.467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</text:list-item>
        <text:list-item>
          <text:p text:style-name="P64"><draw:frame draw:style-name="fr2" draw:name="Objet16" text:anchor-type="as-char" svg:y="-0.377cm" svg:width="1.785cm" svg:height="0.467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</text:list-item>
        <text:list-item>
          <text:p text:style-name="P64"><draw:frame draw:style-name="fr2" draw:name="Objet17" text:anchor-type="as-char" svg:y="-0.377cm" svg:width="1.914cm" svg:height="0.531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</text:list-item>
      </text:list>
      <text:h text:style-name="Heading_20_2" text:outline-level="2"><text:soft-page-break/>Exercic<text:span text:style-name="T2">e 6</text:span></text:h>
      <text:p text:style-name="_5f_ensTP_5f__5f_Corps">Implé<text:span text:style-name="T3">men</text:span>ter la fonction :</text:p>
      <text:p text:style-name="_5f_ensTP_5f__5f_Corps"><draw:frame draw:style-name="fr2" draw:name="Objet18" text:anchor-type="as-char" svg:y="-0.619cm" svg:width="2.985cm" svg:height="0.998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_5f_ensTP_5f__5f_Corps">Vérifiez que <draw:frame draw:style-name="fr2" draw:name="Objet19" text:anchor-type="as-char" svg:y="-0.377cm" svg:width="1.704cm" svg:height="0.487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.</text:p>
      <text:h text:style-name="Heading_20_2" text:outline-level="2">Exercic<text:span text:style-name="T2">e 7</text:span></text:h>
      <text:p text:style-name="_5f_ensTP_5f__5f_Corps">Impl<text:span text:style-name="T3">émen</text:span>ter la fonction :</text:p>
      <text:p text:style-name="_5f_ensTP_5f__5f_Corps"><draw:frame draw:style-name="fr2" draw:name="Objet20" text:anchor-type="as-char" svg:y="-0.619cm" svg:width="3.538cm" svg:height="0.998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_5f_ensTP_5f__5f_Corps">Vérifiez que :</text:p>
      <text:list xml:id="list659408269" text:style-name="L4">
        <text:list-item>
          <text:p text:style-name="P65"><draw:frame draw:style-name="fr2" draw:name="Objet21" text:anchor-type="as-char" svg:y="-0.377cm" svg:width="2.127cm" svg:height="0.48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</text:list-item>
        <text:list-item>
          <text:p text:style-name="P65"><draw:frame draw:style-name="fr2" draw:name="Objet22" text:anchor-type="as-char" svg:y="-0.377cm" svg:width="2.124cm" svg:height="0.487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</text:list-item>
        <text:list-item>
          <text:p text:style-name="P65"><draw:frame draw:style-name="fr2" draw:name="Objet23" text:anchor-type="as-char" svg:y="-0.377cm" svg:width="2.993cm" svg:height="0.48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</text:list-item>
      </text:list>
      <text:h text:style-name="Heading_20_2" text:outline-level="2">Exercic<text:span text:style-name="T2">e 8</text:span></text:h>
      <text:p text:style-name="_5f_ensTP_5f__5f_Corps">Calculer en Python :</text:p>
      <text:list xml:id="list3988637643" text:style-name="L5">
        <text:list-item>
          <text:p text:style-name="P66"><draw:frame draw:style-name="fr2" draw:name="Objet24" text:anchor-type="as-char" svg:y="-0.437cm" svg:width="0.538cm" svg:height="0.52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</text:list-item>
        <text:list-item>
          <text:p text:style-name="P66"><draw:frame draw:style-name="fr2" draw:name="Objet25" text:anchor-type="as-char" svg:y="-0.723cm" svg:width="0.587cm" svg:height="0.813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</text:list-item>
        <text:list-item>
          <text:p text:style-name="P66"><draw:frame draw:style-name="fr2" draw:name="Objet26" text:anchor-type="as-char" svg:y="-0.437cm" svg:width="1.027cm" svg:height="0.527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</text:list-item>
        <text:list-item>
          <text:p text:style-name="P66"><draw:frame draw:style-name="fr2" draw:name="Objet27" text:anchor-type="as-char" svg:y="-0.437cm" svg:width="1.372cm" svg:height="0.527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</text:list-item>
      </text:list>
      <text:p text:style-name="_5f_ensTP_5f__5f_Corps"/>
      <text:p text:style-name="_5f_ensTP_5f__5f_Corps"><text:span text:style-name="T3">Rappel : m</text:span>athématiquement <text:span text:style-name="T5">on a :</text:span></text:p>
      <text:list xml:id="list4204719564" text:style-name="L6">
        <text:list-item>
          <text:p text:style-name="P67"><draw:frame draw:style-name="fr2" draw:name="Objet28" text:anchor-type="as-char" svg:y="-0.437cm" svg:width="1.951cm" svg:height="0.527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</text:list-item>
        <text:list-item>
          <text:p text:style-name="P67"><draw:frame draw:style-name="fr2" draw:name="Objet29" text:anchor-type="as-char" svg:y="-0.437cm" svg:width="2.297cm" svg:height="0.527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</text:list-item>
      </text:list>
      <text:h text:style-name="Heading_20_2" text:outline-level="2">Exercic<text:span text:style-name="T2">e 9</text:span></text:h>
      <text:p text:style-name="_5f_ensTP_5f__5f_Corps">Soit <text:span text:style-name="T29">l</text:span>’équation<draw:frame draw:style-name="fr2" draw:name="Objet31" text:anchor-type="as-char" svg:y="-0.619cm" svg:width="2.235cm" svg:height="0.998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 (pour<draw:frame draw:style-name="fr2" draw:name="Objet30" text:anchor-type="as-char" svg:y="-0.377cm" svg:width="1.203cm" svg:height="0.467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).</text:p>
      <text:p text:style-name="P48"/>
      <text:p text:style-name="P23">Théorème.</text:p>
      <text:p text:style-name="P7"><draw:frame draw:style-name="fr2" draw:name="Object1" text:anchor-type="as-char" svg:y="-0.723cm" svg:width="2.129cm" svg:height="0.813cm" draw:z-index="38"><draw:object xlink:href="./Object 101" xlink:type="simple" xlink:show="embed" xlink:actuate="onLoad"/><draw:image xlink:href="./ObjectReplacements/Object 101" xlink:type="simple" xlink:show="embed" xlink:actuate="onLoad"/></draw:frame></text:p>
      <text:p text:style-name="P47"/>
      <text:p text:style-name="P16"><text:soft-page-break/>Preuve.</text:p>
      <text:p text:style-name="_5f_ensTP_5f__5f_Corps"><draw:frame draw:style-name="fr2" draw:name="Objet32" text:anchor-type="as-char" svg:y="-0.723cm" svg:width="13.645cm" svg:height="1.101cm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p>
      <text:p text:style-name="P24">□</text:p>
      <text:list xml:id="list1578520360" text:style-name="L7">
        <text:list-item>
          <text:p text:style-name="P68">Impl<text:span text:style-name="T4">éme</text:span>nter la fonction :<draw:frame draw:style-name="fr2" draw:name="Objet33" text:anchor-type="as-char" svg:y="-0.619cm" svg:width="3.239cm" svg:height="0.998cm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</text:list-item>
        <text:list-item>
          <text:p text:style-name="P68">Impl<text:span text:style-name="T4">éme</text:span>nter la fonction :<draw:frame draw:style-name="fr2" draw:name="Objet34" text:anchor-type="as-char" svg:y="-0.723cm" svg:width="3.071cm" svg:height="0.833cm" draw:z-index="33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text:p text:style-name="P68"/>
          <text:p text:style-name="P68"/>
          <text:p text:style-name="P68">Mathématiquement, <text:span text:style-name="T4">pour tout </text:span><text:span text:style-name="T6">k</text:span> <text:span text:style-name="T4">réel positif,</text:span><draw:frame draw:style-name="fr2" draw:name="Objet35" text:anchor-type="as-char" svg:y="-0.377cm" svg:width="5.6cm" svg:height="0.487cm" draw:z-index="34"><draw:object xlink:href="./Object 35" xlink:type="simple" xlink:show="embed" xlink:actuate="onLoad"/><draw:image xlink:href="./ObjectReplacements/Object 35" xlink:type="simple" xlink:show="embed" xlink:actuate="onLoad"/><svg:desc>formule</svg:desc></draw:frame>.</text:p>
          <text:p text:style-name="P68"/>
        </text:list-item>
        <text:list-item>
          <text:p text:style-name="P68"><text:span text:style-name="T35">Via l’interpréteur de code, l’</text:span>égalité est elle vérifiée pour <text:span text:style-name="T6">k</text:span>=5 ? <text:span text:style-name="T36">Idem</text:span> pour <text:span text:style-name="T6">k</text:span>=101 ?</text:p>
        </text:list-item>
      </text:list>
      <text:h text:style-name="Heading_20_1" text:outline-level="1"><text:bookmark-start text:name="__RefHeading___Toc998_4007142831"/>Sujet d’étude <text:span text:style-name="T19">1</text:span> : <text:span text:style-name="T20">opérations binaires</text:span><text:bookmark-end text:name="__RefHeading___Toc998_4007142831"/></text:h>
      <text:p text:style-name="Text_20_body"/>
      <text:p text:style-name="Text_20_body">Nous nous intéressons dans un premier temps aux opérations binaires <text:span text:style-name="T59">(simples) ;</text:span> puis étendons ces opérations pour gérer les opérations <text:span text:style-name="T58">binaires </text:span>bits à bits sur les octets.</text:p>
      <text:p text:style-name="Text_20_body"/>
      <text:h text:style-name="Heading_20_2" text:outline-level="2">Opérations binaires</text:h>
      <text:p text:style-name="Text_20_body">-<text:tab/>La négation binaire NON est définie par<text:span text:style-name="T28"> :</text:span> NON(0)=1 et NON(1)=0.</text:p>
      <text:p text:style-name="Text_20_body">-<text:tab/>La disjonction binaire OU est définie par<text:span text:style-name="T28"> :</text:span> 1 OU 1 = 1 ; 1 OU 0 = 1 ; 0 OU 1 = 1 et 0 OU 0 = 0. </text:p>
      <text:p text:style-name="Text_20_body">-<text:tab/>La conjonction binaire ET est définie par<text:span text:style-name="T28"> :</text:span> 1 ET 1 = 1 ; 1 ET 0 = 0 ; 0 ET 1 = 0 et 0 ET 0 = 0.</text:p>
      <text:p text:style-name="Text_20_body"/>
      <text:h text:style-name="Heading_20_2" text:outline-level="2">Exemple d’opérations bits à bits sur octets</text:h>
      <text:p text:style-name="Text_20_body">-<text:tab/>NON(00110000) = 11001111 </text:p>
      <text:p text:style-name="Text_20_body">-<text:tab/>00110000 OU 11000011 = 11110011</text:p>
      <text:p text:style-name="Text_20_body">-<text:tab/>00110011 ET 11000011 = 00000011</text:p>
      <text:p text:style-name="Text_20_body"/>
      <text:h text:style-name="Heading_20_4" text:outline-level="4">Partie A<text:span text:style-name="T30"> :</text:span> Algorithmique</text:h>
      <text:p text:style-name="P17"><text:span text:style-name="T17">1 – </text:span>Opérations binaires</text:p>
      <text:p text:style-name="P17">Fonctions</text:p>
      <text:p text:style-name="Text_20_body"><text:tab/><text:span text:style-name="T17">1- </text:span>Réaliser la fonction <text:span text:style-name="T12">non</text:span> qui prend en argument un bit et retourne sa négation.</text:p>
      <text:p text:style-name="Text_20_body"><text:tab/><text:span text:style-name="T17">2- </text:span>Réaliser la fonction <text:span text:style-name="T12">ou</text:span> qui prend en argument deux bits et retourne leur disjonction.</text:p>
      <text:p text:style-name="Text_20_body"><text:tab/><text:span text:style-name="T17">3- </text:span>Réaliser la fonction <text:span text:style-name="T12">et</text:span> qui prend en argument deux bits et retourne leur conjonction.</text:p>
      <text:p text:style-name="P17"/>
      <text:p text:style-name="P17"><text:span text:style-name="T17">2 – </text:span>Opérations bits à bits sur les octets</text:p>
      <text:p text:style-name="P17">Structure de données</text:p>
      <text:p text:style-name="Text_20_body"><text:tab/>Déterminer un type de donnée nécessaire pour stocker un octet (8 bits).</text:p>
      <text:p text:style-name="P17">Fonctions</text:p>
      <text:p text:style-name="Text_20_body"><text:tab/><text:span text:style-name="T17">4- </text:span>Réaliser la fonction <text:span text:style-name="T12">non_oct</text:span> qui prend en argument un octet et retourne sa négation bit à bit.</text:p>
      <text:p text:style-name="Text_20_body"><text:tab/><text:span text:style-name="T17">5- </text:span>Réaliser la fonction <text:span text:style-name="T12">ou_oct</text:span> qui prend en argument deux octets et retourne leur disjonction bit à bit.</text:p>
      <text:p text:style-name="Text_20_body"><text:tab/><text:span text:style-name="T17">6- </text:span>Réaliser la fonction <text:span text:style-name="T12">et_oct</text:span> qui prend en argument deux octets et retourne leur conjonction bit à bit.</text:p>
      <text:p text:style-name="Text_20_body"><text:soft-page-break/></text:p>
      <text:p text:style-name="Text_20_body">Intéressez-vous à l’extension de vos résultats, pour gérer des opérations bit à bit, sur des données binaires composées de 4 octets.</text:p>
      <text:p text:style-name="Text_20_body"/>
      <text:h text:style-name="Heading_20_4" text:outline-level="4">Partie B<text:span text:style-name="T28"> :</text:span> Implémentation</text:h>
      <text:p text:style-name="Text_20_body"><text:tab/>- Implanter <text:span text:style-name="T17">en</text:span> Python les fonctions de la Partie A.</text:p>
      <text:p text:style-name="Text_20_body"><text:tab/>- Définir un jeu de test qui vous servira à tester la bonne implantation des fonctions demandées.</text:p>
      <text:p text:style-name="P10"/>
      <text:h text:style-name="P53" text:outline-level="1"><text:bookmark-start text:name="__RefHeading___Toc1002_4007142831"/>Sujet d’étude <text:span text:style-name="T62">2</text:span> : tournoi de jeu vidéo<text:bookmark-end text:name="__RefHeading___Toc1002_4007142831"/></text:h>
      <text:p text:style-name="Text_20_body"/>
      <text:p text:style-name="Text_20_body">Contexte <text:span text:style-name="T28">d’</text:span>un tournoi de jeu vidéo.</text:p>
      <text:p text:style-name="Text_20_body"/>
      <text:list xml:id="list3741353320" text:style-name="L8">
        <text:list-item>
          <text:p text:style-name="P57">Comment stocker les scores des joueurs <text:span text:style-name="T26">d’</text:span>une équipe<text:span text:style-name="T26"> ?</text:span></text:p>
          <text:p text:style-name="P57"/>
        </text:list-item>
        <text:list-item>
          <text:p text:style-name="P57">Fonction prenant en argument les scores <text:span text:style-name="T26">d’</text:span>une équipe, et retournant le nombre de joueurs <text:span text:style-name="T26">d’</text:span>une équipe<text:span text:style-name="T26"> ?</text:span></text:p>
          <text:p text:style-name="P57"/>
        </text:list-item>
        <text:list-item>
          <text:p text:style-name="P57">Fonction prenant en argument les scores <text:span text:style-name="T26">d’</text:span>une équipe, et retournant Vrai si <text:span text:style-name="T26">l’</text:span>équipe <text:span text:style-name="T26">n’</text:span>a pas de joueurs<text:span text:style-name="T26"> ;</text:span> et Faux sinon<text:span text:style-name="T26"> ?</text:span></text:p>
          <text:p text:style-name="P57"/>
        </text:list-item>
        <text:list-item>
          <text:p text:style-name="P57">Procédure prenant en argument les scores <text:span text:style-name="T26">d’</text:span>une équipe, et affichant les scores qui sont strictement positifs.</text:p>
          <text:p text:style-name="P57"/>
        </text:list-item>
        <text:list-item>
          <text:p text:style-name="P57">Procédure prenant en argument les scores <text:span text:style-name="T26">d’</text:span>une équipe, ainsi <text:span text:style-name="T26">qu’</text:span>un certain score x, et affichant les scores supérieurs ou égaux au score x.</text:p>
          <text:p text:style-name="P57"/>
        </text:list-item>
        <text:list-item>
          <text:p text:style-name="P57">Fonction prenant en argument les scores <text:span text:style-name="T26">d’</text:span>une équipe, et retournant la moyenne des scores.</text:p>
          <text:p text:style-name="P58"><draw:frame draw:style-name="fr2" draw:name="Objet38" text:anchor-type="as-char" svg:y="-0.619cm" svg:width="3.41cm" svg:height="0.998cm" draw:z-index="35"><draw:object xlink:href="./Object 38" xlink:type="simple" xlink:show="embed" xlink:actuate="onLoad"/><draw:image xlink:href="./ObjectReplacements/Object 38" xlink:type="simple" xlink:show="embed" xlink:actuate="onLoad"/></draw:frame></text:p>
          <text:p text:style-name="P59">(Le nombre <text:span text:style-name="T60">de joueurs</text:span> <text:span text:style-name="T6">n</text:span><text:span text:style-name="T31"> est supposé non nul). </text:span></text:p>
          <text:p text:style-name="P61"/>
        </text:list-item>
        <text:list-item>
          <text:p text:style-name="P57">Fonction prenant en argument les scores <text:span text:style-name="T26">d’</text:span>une équipe, et retournant la variance des scores.</text:p>
          <text:p text:style-name="P58"><draw:frame draw:style-name="fr2" draw:name="Objet39" text:anchor-type="as-char" svg:y="-0.619cm" svg:width="4.47cm" svg:height="0.998cm" draw:z-index="36"><draw:object xlink:href="./Object 36" xlink:type="simple" xlink:show="embed" xlink:actuate="onLoad"/><draw:image xlink:href="./ObjectReplacements/Object 36" xlink:type="simple" xlink:show="embed" xlink:actuate="onLoad"/></draw:frame></text:p>
          <text:p text:style-name="P60">(Le nombre <text:span text:style-name="T60">de joueurs</text:span> <text:span text:style-name="T6">n</text:span><text:span text:style-name="T31"> est supposé non nul). </text:span></text:p>
        </text:list-item>
      </text:list>
      <text:p text:style-name="P28"/>
      <text:h text:style-name="P54" text:outline-level="1"><text:bookmark-start text:name="__RefHeading___Toc1004_4007142831"/>Sujet d’étude <text:span text:style-name="T62">3</text:span> : fibre optique<text:bookmark-end text:name="__RefHeading___Toc1004_4007142831"/></text:h>
      <text:p text:style-name="P43"/>
      <text:p text:style-name="P43">Une fibre optique est un fil, en verre ou en plastique, très fin, qui a la propriété <text:span text:style-name="T26">d’</text:span>être un conducteur de la lumière ; <text:span text:style-name="T37">elle </text:span>sert dans la transmission de données, <text:span text:style-name="T38">offrant</text:span> un débit <text:span text:style-name="T26">d’</text:span>information nettement supérieur à celui des câbles coaxiaux ; et peut servir de support à un réseau <text:span text:style-name="T26">« </text:span>large bande<text:span text:style-name="T26"> »</text:span> par lequel transitent aussi bien la télévision, le téléphone, la visioconférence ou les données informatiques.</text:p>
      <text:p text:style-name="P43"/>
      <text:p text:style-name="P43">Ci-dessous, l’extrait d’un article du Figaro datant du 17/07/2015.</text:p>
      <text:p text:style-name="P43"/>
      <text:p text:style-name="P49">2016, année de <text:span text:style-name="T26">l’</text:span>accélération pour la fibre en France</text:p>
      <text:p text:style-name="P49">En France, la fibre optique va se généraliser à partir de 2016 par la mise en place de <text:span text:style-name="T26">« </text:span>réseaux <text:span text:style-name="T26">d’</text:span>initiative publique<text:span text:style-name="T26"> »</text:span>.</text:p>
      <text:p text:style-name="P49">La fibre optique <text:span text:style-name="T26">s’</text:span>apprête à sortir des plus grandes villes de France. <text:span text:style-name="T26">D’</text:span>ici à la fin de <text:span text:style-name="T26">l’</text:span>année, plusieurs dizaines de milliers </text:p>
      <text:p text:style-name="P49">de lignes auront été activées dans de nouveaux <text:span text:style-name="T26">« </text:span>réseaux <text:span text:style-name="T26">d’</text:span>initiative publique<text:span text:style-name="T26"> »</text:span> détenus par les collectivités territoriales. </text:p>
      <text:p text:style-name="P49"><text:span text:style-name="T28">« </text:span>Nous atteindrons notre rythme de croisière fin 2016, avec un million de nouvelles prises raccordables chaque année. Ce sera une lame de fond<text:span text:style-name="T28"> »</text:span>, explique Antoine Darodes, qui pilote le plan "France Très Haut Débit".</text:p>
      <text:p text:style-name="P43"/>
      <text:p text:style-name="P43">L’atténuation caractérise l’affaiblissement du signal au cours de la propagation. Le principal atout des fibres optiques est une atténuation extrêmement faible.</text:p>
      <text:p text:style-name="P43"/>
      <text:p text:style-name="P43">Le coefficient <text:span text:style-name="T28">d’</text:span>atténuation <draw:frame draw:style-name="fr2" draw:name="Objet118" text:anchor-type="as-char" svg:y="-0.377cm" svg:width="0.526cm" svg:height="0.467cm" draw:z-index="39"><draw:object xlink:href="./Object 118" xlink:type="simple" xlink:show="embed" xlink:actuate="onLoad"/><draw:image xlink:href="./ObjectReplacements/Object 118" xlink:type="simple" xlink:show="embed" xlink:actuate="onLoad"/></draw:frame>, exprimée en dB/km, est donné par la relation<text:span text:style-name="T26"> :</text:span></text:p>
      <text:p text:style-name="P43"/>
      <text:p text:style-name="P42"><draw:frame draw:style-name="fr2" draw:name="Objet43" text:anchor-type="as-char" svg:y="-0.683cm" svg:width="3.122cm" svg:height="1.124cm" draw:z-index="40"><draw:object xlink:href="./Object 43" xlink:type="simple" xlink:show="embed" xlink:actuate="onLoad"/><draw:image xlink:href="./ObjectReplacements/Object 43" xlink:type="simple" xlink:show="embed" xlink:actuate="onLoad"/></draw:frame></text:p>
      <text:p text:style-name="P43"/>
      <text:p text:style-name="P44">Où :</text:p>
      <text:list xml:id="list3955059813" text:style-name="L9">
        <text:list-item>
          <text:p text:style-name="P69"><draw:frame draw:style-name="fr2" draw:name="Objet46" text:anchor-type="as-char" svg:y="-0.377cm" svg:width="0.462cm" svg:height="0.467cm" draw:z-index="41"><draw:object xlink:href="./Object 46" xlink:type="simple" xlink:show="embed" xlink:actuate="onLoad"/><draw:image xlink:href="./ObjectReplacements/Object 46" xlink:type="simple" xlink:show="embed" xlink:actuate="onLoad"/></draw:frame>est la longueur de la fibre optique (en km) ;</text:p>
        </text:list-item>
        <text:list-item>
          <text:p text:style-name="P69"><draw:frame draw:style-name="fr2" draw:name="Objet44" text:anchor-type="as-char" svg:y="-0.377cm" svg:width="0.616cm" svg:height="0.531cm" draw:z-index="42"><draw:object xlink:href="./Object 44" xlink:type="simple" xlink:show="embed" xlink:actuate="onLoad"/><draw:image xlink:href="./ObjectReplacements/Object 44" xlink:type="simple" xlink:show="embed" xlink:actuate="onLoad"/></draw:frame>(en milliwatt ou mW) est la puissance lumineuse <text:span text:style-name="T26">d’</text:span>entrée ; </text:p>
        </text:list-item>
        <text:list-item>
          <text:p text:style-name="P69"><draw:frame draw:style-name="fr2" draw:name="Objet45" text:anchor-type="as-char" svg:y="-0.377cm" svg:width="0.605cm" svg:height="0.531cm" draw:z-index="43"><draw:object xlink:href="./Object 45" xlink:type="simple" xlink:show="embed" xlink:actuate="onLoad"/><draw:image xlink:href="./ObjectReplacements/Object 45" xlink:type="simple" xlink:show="embed" xlink:actuate="onLoad"/></draw:frame>(en milliwatt ou mW) est la puissance lumineuse de sortie.</text:p>
        </text:list-item>
      </text:list>
      <text:p text:style-name="P43"/>
      <text:p text:style-name="P43">Nous souhaitons connaître les coefficients d’atténuation pour des fibres optiques dont les références sont FO1, FO2 et FO3.</text:p>
      <text:p text:style-name="P43"/>
      <text:p text:style-name="P43">Un technicien mesure une puissance lumineuse d’entrée sur chaque fibre (FO1, FO2 et FO3) de <text:span text:style-name="T26">5 </text:span>mW.</text:p>
      <text:p text:style-name="P43"><text:span text:style-name="T38">En outre, c</text:span>haque fibre <text:span text:style-name="T39">a</text:span> une longueur de <text:span text:style-name="T26">5 </text:span>km.</text:p>
      <text:p text:style-name="P43"><text:soft-page-break/>Des techniciens mesurent les puissances lumineuses de sortie sur chaque fibre, et notent leurs résultats dans le tableau ci-dessous.</text:p>
      <text:p text:style-name="P4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row table:style-name="TableLine1860889120624">
          <table:table-cell table:style-name="Tableau1.A1" office:value-type="string">
            <text:p text:style-name="P4">Référence de la fibre optique</text:p>
          </table:table-cell>
          <table:table-cell table:style-name="Tableau1.A1" office:value-type="string">
            <text:p text:style-name="P5">FO1</text:p>
          </table:table-cell>
          <table:table-cell table:style-name="Tableau1.A1" office:value-type="string">
            <text:p text:style-name="P5">FO2</text:p>
          </table:table-cell>
          <table:table-cell table:style-name="Tableau1.D1" office:value-type="string">
            <text:p text:style-name="P5">FO3</text:p>
          </table:table-cell>
        </table:table-row>
        <table:table-row table:style-name="TableLine1860889117168">
          <table:table-cell table:style-name="Tableau1.A2" office:value-type="string">
            <text:p text:style-name="P2"><draw:frame draw:style-name="fr2" draw:name="Objet47" text:anchor-type="as-char" svg:y="-0.377cm" svg:width="0.462cm" svg:height="0.467cm" draw:z-index="44"><draw:object xlink:href="./Object 47" xlink:type="simple" xlink:show="embed" xlink:actuate="onLoad"/><draw:image xlink:href="./ObjectReplacements/Object 47" xlink:type="simple" xlink:show="embed" xlink:actuate="onLoad"/></draw:frame>(Longueur de la fibre) (en km)</text:p>
          </table:table-cell>
          <table:table-cell table:style-name="Tableau1.A2" office:value-type="string">
            <text:p text:style-name="P3">5</text:p>
          </table:table-cell>
          <table:table-cell table:style-name="Tableau1.A2" office:value-type="string">
            <text:p text:style-name="P3">5</text:p>
          </table:table-cell>
          <table:table-cell table:style-name="Tableau1.D2" office:value-type="string">
            <text:p text:style-name="P3">5</text:p>
          </table:table-cell>
        </table:table-row>
        <table:table-row table:style-name="TableLine1860889121776">
          <table:table-cell table:style-name="Tableau1.A2" office:value-type="string">
            <text:p text:style-name="P2"><draw:frame draw:style-name="fr2" draw:name="Objet48" text:anchor-type="as-char" svg:y="-0.377cm" svg:width="0.616cm" svg:height="0.531cm" draw:z-index="45"><draw:object xlink:href="./Object 48" xlink:type="simple" xlink:show="embed" xlink:actuate="onLoad"/><draw:image xlink:href="./ObjectReplacements/Object 48" xlink:type="simple" xlink:show="embed" xlink:actuate="onLoad"/></draw:frame>(puissance lumineuse d<text:span text:style-name="T26">’</text:span>entrée) (en mW)</text:p>
          </table:table-cell>
          <table:table-cell table:style-name="Tableau1.A2" office:value-type="string">
            <text:p text:style-name="P3">5</text:p>
          </table:table-cell>
          <table:table-cell table:style-name="Tableau1.A2" office:value-type="string">
            <text:p text:style-name="P3">5</text:p>
          </table:table-cell>
          <table:table-cell table:style-name="Tableau1.D2" office:value-type="string">
            <text:p text:style-name="P3">5</text:p>
          </table:table-cell>
        </table:table-row>
        <table:table-row table:style-name="TableLine1860889118608">
          <table:table-cell table:style-name="Tableau1.A2" office:value-type="string">
            <text:p text:style-name="P2"><draw:frame draw:style-name="fr2" draw:name="Objet49" text:anchor-type="as-char" svg:y="-0.377cm" svg:width="0.605cm" svg:height="0.531cm" draw:z-index="46"><draw:object xlink:href="./Object 49" xlink:type="simple" xlink:show="embed" xlink:actuate="onLoad"/><draw:image xlink:href="./ObjectReplacements/Object 49" xlink:type="simple" xlink:show="embed" xlink:actuate="onLoad"/></draw:frame>(puissance lumineuse de sortie) (en mW)</text:p>
          </table:table-cell>
          <table:table-cell table:style-name="Tableau1.A2" office:value-type="string">
            <text:p text:style-name="P3">0.8891</text:p>
          </table:table-cell>
          <table:table-cell table:style-name="Tableau1.A2" office:value-type="string">
            <text:p text:style-name="P3">1.7741</text:p>
          </table:table-cell>
          <table:table-cell table:style-name="Tableau1.D2" office:value-type="string">
            <text:p text:style-name="P3">3.7495</text:p>
          </table:table-cell>
        </table:table-row>
      </table:table>
      <text:p text:style-name="P43"/>
      <text:p text:style-name="P45"><text:span text:style-name="T40">Ainsi, d</text:span>ans ce qui suit, nous <text:span text:style-name="T17">considérerons</text:span> que :</text:p>
      <text:list xml:id="list3891249017" text:style-name="L10">
        <text:list-item>
          <text:p text:style-name="P70"><text:span text:style-name="T42">Toute fibre est de longueur</text:span><text:span text:style-name="T42"><draw:frame draw:style-name="fr2" draw:name="Objet50" text:anchor-type="as-char" svg:y="-0.377cm" svg:width="0.97cm" svg:height="0.467cm" draw:z-index="47"><draw:object xlink:href="./Object 50" xlink:type="simple" xlink:show="embed" xlink:actuate="onLoad"/><draw:image xlink:href="./ObjectReplacements/Object 50" xlink:type="simple" xlink:show="embed" xlink:actuate="onLoad"/></draw:frame></text:span><text:span text:style-name="T42">km ;</text:span></text:p>
        </text:list-item>
        <text:list-item>
          <text:p text:style-name="P70"><text:span text:style-name="T41">Toute puissance lumineuse d’entrée</text:span><text:span text:style-name="T41"><draw:frame draw:style-name="fr2" draw:name="Objet51" text:anchor-type="as-char" svg:y="-0.377cm" svg:width="0.616cm" svg:height="0.531cm" draw:z-index="48"><draw:object xlink:href="./Object 51" xlink:type="simple" xlink:show="embed" xlink:actuate="onLoad"/><draw:image xlink:href="./ObjectReplacements/Object 51" xlink:type="simple" xlink:show="embed" xlink:actuate="onLoad"/></draw:frame></text:span><text:span text:style-name="T41">est fixée à 5 mW.</text:span></text:p>
        </text:list-item>
      </text:list>
      <text:p text:style-name="P43"/>
      <text:h text:style-name="P56" text:outline-level="4">Partie A<text:span text:style-name="T26"> :</text:span> Algorithmique</text:h>
      <text:p text:style-name="P21">Type de donnée</text:p>
      <text:p text:style-name="P43"><text:tab/><text:span text:style-name="T17">1- </text:span>Déterminer un type de donnée permettant de stocker les puissances de sortie de l’ensemble des fibres FO1, FO2 et FO3.</text:p>
      <text:p text:style-name="P43"><text:tab/><text:span text:style-name="T17">2- </text:span>Déterminer un type de données permettant de stocker les puissances de sortie d’un ensemble de fibres optiques.</text:p>
      <text:p text:style-name="P21">Fonctions</text:p>
      <text:p text:style-name="P43"><text:tab/><text:span text:style-name="T17">3- </text:span>Réaliser la fonction <text:span text:style-name="T12">coefficient_attenuation</text:span> prenant en paramètre une puissance de sortie mesurée sur une fibre optique, et retournant le coefficient d’atténuation correspondant.</text:p>
      <text:p text:style-name="P21">Procédures <text:span text:style-name="T21">traitantes</text:span> des fibres FO1, FO2 et FO3</text:p>
      <text:p text:style-name="P43"><text:tab/><text:span text:style-name="T17">4- </text:span>Réaliser la procédure <text:span text:style-name="T12">afficher</text:span> prenant en paramètre les puissances de sortie des fibres FO1, FO2 et FO3, et affichant ces puissances de sortie (on affichera une puissance par ligne).</text:p>
      <text:p text:style-name="P43"><text:tab/><text:span text:style-name="T17">5- </text:span>Réaliser une procédure prenant en paramètre les puissances de sortie des fibres FO1, FO2 et FO3, et affichant les coefficients d’atténuations correspondants à ces puissances de sortie.</text:p>
      <text:p text:style-name="P21">Procédures <text:span text:style-name="T21">traitantes</text:span> d’un ensemble de fibres</text:p>
      <text:p text:style-name="P43"><text:tab/><text:span text:style-name="T17">6- </text:span>Réaliser la procédure <text:span text:style-name="T12">afficher2</text:span> prenant en paramètre les puissances de sortie d’un ensemble de fibres, et affichant ces puissances de sortie (on affichera une puissance par ligne).</text:p>
      <text:p text:style-name="P43"><text:tab/><text:span text:style-name="T17">7- </text:span>Réaliser une procédure prenant en paramètre les puissances de sortie d’un ensemble de fibres, et affichant les coefficients d’atténuations correspondants à ces puissances de sortie.</text:p>
      <text:p text:style-name="P43"/>
      <text:h text:style-name="P56" text:outline-level="4"><text:soft-page-break/>Partie B<text:span text:style-name="T27"> :</text:span> Implémentation</text:h>
      <text:p text:style-name="P43"><text:tab/>Implanter en Python les fonctions/procédures de la Partie A.</text:p>
      <text:p text:style-name="P43"><text:tab/>Définir un jeu de test qui vous servira à tester la bonne implantation des fonctions/procédures demandées.</text:p>
      <text:p text:style-name="P20"/>
      <text:h text:style-name="Heading_20_1" text:outline-level="1"><text:bookmark-start text:name="__RefHeading___Toc11899_2445939712"/>TP – <text:span text:style-name="T43">Opérations sur p</text:span>oint<text:span text:style-name="T43">s</text:span><text:bookmark-end text:name="__RefHeading___Toc11899_2445939712"/></text:h>
      <text:p text:style-name="Text_20_body"/>
      <text:p text:style-name="P31">Nous utilisons la Programmation Orientée Objet (POO) pour manipuler les points (2D).</text:p>
      <text:p text:style-name="P31">Ci-après, une première implémentation.</text:p>
      <table:table table:name="Tableau11" table:style-name="Tableau11">
        <table:table-column table:style-name="Tableau11.A"/>
        <table:table-row table:style-name="TableLine1860889123216">
          <table:table-cell table:style-name="Tableau11.A1" office:value-type="string">
            <text:p text:style-name="Preformatted_20_Text"/>
            <text:p text:style-name="Preformatted_20_Text">import math</text:p>
            <text:p text:style-name="Preformatted_20_Text">sqrt = math.sqrt</text:p>
            <text:p text:style-name="Preformatted_20_Text"/>
            <text:p text:style-name="Preformatted_20_Text">class Point():</text:p>
            <text:p text:style-name="Preformatted_20_Text"><text:s text:c="4"/></text:p>
            <text:p text:style-name="Preformatted_20_Text"><text:s text:c="4"/>def __init__(self, x, y):</text:p>
            <text:p text:style-name="Preformatted_20_Text"><text:s text:c="8"/>self.x = x</text:p>
            <text:p text:style-name="Preformatted_20_Text"><text:s text:c="8"/>self.y = y</text:p>
            <text:p text:style-name="Preformatted_20_Text"/>
            <text:p text:style-name="Preformatted_20_Text"><text:s text:c="4"/>def norme(self):</text:p>
            <text:p text:style-name="Preformatted_20_Text"><text:s text:c="8"/>return sqrt(self.x**2 + self.y**2)</text:p>
            <text:p text:style-name="Preformatted_20_Text"/>
            <text:p text:style-name="Preformatted_20_Text"><text:s text:c="4"/>def produit_scalaire(self, p):</text:p>
            <text:p text:style-name="Preformatted_20_Text"><text:s text:c="8"/>return True #A FAIRE</text:p>
            <text:p text:style-name="Preformatted_20_Text"/>
            <text:p text:style-name="Preformatted_20_Text"><text:s text:c="4"/>def addition(self, p):</text:p>
            <text:p text:style-name="Preformatted_20_Text"><text:s text:c="8"/>return Point(self.x + p.x, \</text:p>
            <text:p text:style-name="Preformatted_20_Text"><text:s text:c="21"/>self.y + p.y)</text:p>
            <text:p text:style-name="Preformatted_20_Text"/>
            <text:p text:style-name="Preformatted_20_Text"><text:s text:c="4"/>def distance(self, p):</text:p>
            <text:p text:style-name="Preformatted_20_Text"><text:s text:c="8"/>return True #A FAIRE</text:p>
            <text:p text:style-name="Preformatted_20_Text"/>
            <text:p text:style-name="Preformatted_20_Text"/>
            <text:p text:style-name="Preformatted_20_Text"><text:s text:c="4"/># pour l'impression</text:p>
            <text:p text:style-name="Preformatted_20_Text"><text:s text:c="4"/>def __str__(self):</text:p>
            <text:p text:style-name="Preformatted_20_Text"><text:s text:c="8"/>return "("+\</text:p>
            <text:p text:style-name="Preformatted_20_Text"><text:s text:c="15"/>str(self.x)+", "+\</text:p>
            <text:p text:style-name="Preformatted_20_Text"><text:s text:c="15"/>str(self.y)+\</text:p>
            <text:p text:style-name="Preformatted_20_Text"><text:s text:c="15"/>")"</text:p>
            <text:p text:style-name="Preformatted_20_Text"/>
            <text:p text:style-name="Preformatted_20_Text"/>
            <text:p text:style-name="Preformatted_20_Text">if __name__ == "__main__":</text:p>
            <text:p text:style-name="Preformatted_20_Text"><text:s text:c="4"/></text:p>
            <text:p text:style-name="Preformatted_20_Text"><text:s text:c="4"/>p1 = Point(5, 2)</text:p>
            <text:p text:style-name="Preformatted_20_Text"><text:s text:c="4"/>print(p1)</text:p>
            <text:p text:style-name="Preformatted_20_Text"/>
            <text:p text:style-name="Preformatted_20_Text"/>
          </table:table-cell>
        </table:table-row>
      </table:table>
      <text:p text:style-name="P31"/>
      <text:p text:style-name="P18">Exercice 1</text:p>
      <text:p text:style-name="P33">Tester le code ci-avant.</text:p>
      <text:p text:style-name="P32"/>
      <text:p text:style-name="P18">Exercice <text:span text:style-name="T45">2</text:span></text:p>
      <text:p text:style-name="P33">Créer <text:span text:style-name="T50">(</text:span><text:span text:style-name="T7">instancier</text:span><text:span text:style-name="T50">)</text:span> le point <draw:frame draw:style-name="fr2" draw:name="Objet121" text:anchor-type="as-char" svg:y="-0.377cm" svg:width="1.997cm" svg:height="0.487cm" draw:z-index="49"><draw:object xlink:href="./Object 121" xlink:type="simple" xlink:show="embed" xlink:actuate="onLoad"/><draw:image xlink:href="./ObjectReplacements/Object 121" xlink:type="simple" xlink:show="embed" xlink:actuate="onLoad"/></draw:frame>et afficher-le.</text:p>
      <text:p text:style-name="P34"/>
      <text:p text:style-name="P19"><text:span text:style-name="T44">Exercice </text:span>3</text:p>
      <text:p text:style-name="P37"><text:soft-page-break/>Afficher la norme du point<draw:frame draw:style-name="fr2" draw:name="Objet122" text:anchor-type="as-char" svg:y="-0.377cm" svg:width="0.72cm" svg:height="0.467cm" draw:z-index="50"><draw:object xlink:href="./Object 122" xlink:type="simple" xlink:show="embed" xlink:actuate="onLoad"/><draw:image xlink:href="./ObjectReplacements/Object 122" xlink:type="simple" xlink:show="embed" xlink:actuate="onLoad"/></draw:frame>par la commande :</text:p>
      <text:p text:style-name="P8">print(p1.norme())</text:p>
      <text:p text:style-name="P34"/>
      <text:p text:style-name="P19"><text:span text:style-name="T44">Exercice </text:span>4</text:p>
      <text:p text:style-name="P37">Afficher la norme du point<draw:frame draw:style-name="fr2" draw:name="Objet123" text:anchor-type="as-char" svg:y="-0.377cm" svg:width="0.721cm" svg:height="0.467cm" draw:z-index="51"><draw:object xlink:href="./Object 123" xlink:type="simple" xlink:show="embed" xlink:actuate="onLoad"/><draw:image xlink:href="./ObjectReplacements/Object 123" xlink:type="simple" xlink:show="embed" xlink:actuate="onLoad"/><svg:desc>formule</svg:desc></draw:frame>.</text:p>
      <text:p text:style-name="P34"/>
      <text:p text:style-name="P18">Exercice 5</text:p>
      <text:p text:style-name="P39">Afficher la somme des points<draw:frame draw:style-name="fr2" draw:name="Objet124" text:anchor-type="as-char" svg:y="-0.377cm" svg:width="0.72cm" svg:height="0.467cm" draw:z-index="52"><draw:object xlink:href="./Object 124" xlink:type="simple" xlink:show="embed" xlink:actuate="onLoad"/><draw:image xlink:href="./ObjectReplacements/Object 124" xlink:type="simple" xlink:show="embed" xlink:actuate="onLoad"/></draw:frame>et<draw:frame draw:style-name="fr2" draw:name="Objet125" text:anchor-type="as-char" svg:y="-0.377cm" svg:width="0.721cm" svg:height="0.467cm" draw:z-index="53"><draw:object xlink:href="./Object 125" xlink:type="simple" xlink:show="embed" xlink:actuate="onLoad"/><draw:image xlink:href="./ObjectReplacements/Object 125" xlink:type="simple" xlink:show="embed" xlink:actuate="onLoad"/></draw:frame>par la commande :</text:p>
      <text:p text:style-name="P8">print(p1.<text:span text:style-name="T48">addition</text:span>(p2))</text:p>
      <text:p text:style-name="P34"/>
      <text:p text:style-name="P19"><text:span text:style-name="T44">Exercice </text:span>6</text:p>
      <text:p text:style-name="P37">Tester la commande :</text:p>
      <text:p text:style-name="P8">print(p<text:span text:style-name="T45">2</text:span>.<text:span text:style-name="T53">addition</text:span>(p<text:span text:style-name="T46">1</text:span>))</text:p>
      <text:p text:style-name="P34"/>
      <text:p text:style-name="P19"><text:span text:style-name="T44">Exercice </text:span>7</text:p>
      <text:p text:style-name="P37">Implémenter la méthode <text:span text:style-name="T12">produit_scalaire</text:span>, prenant en argument un point, <text:span text:style-name="T49">et retournant le produit scalaire du « point objet » (</text:span><text:span text:style-name="T8">self</text:span><text:span text:style-name="T49">) et du « point argument ».</text:span></text:p>
      <text:p text:style-name="P34">Rappel : pour deux points <text:span text:style-name="T51">de</text:span><text:span text:style-name="T51"><draw:frame draw:style-name="fr2" draw:name="Objet131" text:anchor-type="as-char" svg:y="-0.452cm" svg:width="0.647cm" svg:height="0.566cm" draw:z-index="78"><draw:object xlink:href="./Object 131" xlink:type="simple" xlink:show="embed" xlink:actuate="onLoad"/><draw:image xlink:href="./ObjectReplacements/Object 131" xlink:type="simple" xlink:show="embed" xlink:actuate="onLoad"/></draw:frame></text:span> : <draw:frame draw:style-name="fr2" draw:name="Objet126" text:anchor-type="as-char" svg:y="-0.377cm" svg:width="1.783cm" svg:height="0.487cm" draw:z-index="54"><draw:object xlink:href="./Object 126" xlink:type="simple" xlink:show="embed" xlink:actuate="onLoad"/><draw:image xlink:href="./ObjectReplacements/Object 126" xlink:type="simple" xlink:show="embed" xlink:actuate="onLoad"/></draw:frame>et<draw:frame draw:style-name="fr2" draw:name="Objet127" text:anchor-type="as-char" svg:y="-0.377cm" svg:width="2.36cm" svg:height="0.487cm" draw:z-index="55"><draw:object xlink:href="./Object 127" xlink:type="simple" xlink:show="embed" xlink:actuate="onLoad"/><draw:image xlink:href="./ObjectReplacements/Object 127" xlink:type="simple" xlink:show="embed" xlink:actuate="onLoad"/></draw:frame>, le produit scalaire de<draw:frame draw:style-name="fr2" draw:name="Objet128" text:anchor-type="as-char" svg:y="-0.377cm" svg:width="0.466cm" svg:height="0.467cm" draw:z-index="56"><draw:object xlink:href="./Object 128" xlink:type="simple" xlink:show="embed" xlink:actuate="onLoad"/><draw:image xlink:href="./ObjectReplacements/Object 128" xlink:type="simple" xlink:show="embed" xlink:actuate="onLoad"/></draw:frame>et<draw:frame draw:style-name="fr2" draw:name="Objet129" text:anchor-type="as-char" svg:y="-0.377cm" svg:width="0.658cm" svg:height="0.467cm" draw:z-index="57"><draw:object xlink:href="./Object 129" xlink:type="simple" xlink:show="embed" xlink:actuate="onLoad"/><draw:image xlink:href="./ObjectReplacements/Object 129" xlink:type="simple" xlink:show="embed" xlink:actuate="onLoad"/></draw:frame>est <text:span text:style-name="T51">défini par</text:span> :</text:p>
      <text:p text:style-name="P35"><draw:frame draw:style-name="fr2" draw:name="Objet130" text:anchor-type="as-char" svg:y="-0.377cm" svg:width="3.455cm" svg:height="0.467cm" draw:z-index="58"><draw:object xlink:href="./Object 130" xlink:type="simple" xlink:show="embed" xlink:actuate="onLoad"/><draw:image xlink:href="./ObjectReplacements/Object 130" xlink:type="simple" xlink:show="embed" xlink:actuate="onLoad"/></draw:frame></text:p>
      <text:p text:style-name="P40">Tester les commandes :</text:p>
      <text:p text:style-name="P8">print(p1.produit_scalaire(p2))</text:p>
      <text:p text:style-name="P40">et</text:p>
      <text:p text:style-name="P8">print(p<text:span text:style-name="T50">2</text:span>.produit_scalaire(p<text:span text:style-name="T47">1</text:span>))</text:p>
      <text:p text:style-name="P34"/>
      <text:p text:style-name="P19"><text:span text:style-name="T44">Exercice </text:span>8</text:p>
      <text:p text:style-name="P38">Implémenter la méthode <text:span text:style-name="T13">distance</text:span>, prenant en argument un point, <text:span text:style-name="T49">et retournant la distance euclidienne du « point objet » (</text:span><text:span text:style-name="T8">self</text:span><text:span text:style-name="T49">) et du « point argument ».</text:span></text:p>
      <text:p text:style-name="P38">Rappel : pour deux points <text:span text:style-name="T51">de</text:span><text:span text:style-name="T51"><draw:frame draw:style-name="fr2" draw:name="Objet132" text:anchor-type="as-char" svg:y="-0.452cm" svg:width="0.647cm" svg:height="0.566cm" draw:z-index="59"><draw:object xlink:href="./Object 132" xlink:type="simple" xlink:show="embed" xlink:actuate="onLoad"/><draw:image xlink:href="./ObjectReplacements/Object 132" xlink:type="simple" xlink:show="embed" xlink:actuate="onLoad"/><svg:desc>formule</svg:desc></draw:frame></text:span> : <draw:frame draw:style-name="fr2" draw:name="Objet133" text:anchor-type="as-char" svg:y="-0.377cm" svg:width="1.783cm" svg:height="0.487cm" draw:z-index="60"><draw:object xlink:href="./Object 133" xlink:type="simple" xlink:show="embed" xlink:actuate="onLoad"/><draw:image xlink:href="./ObjectReplacements/Object 133" xlink:type="simple" xlink:show="embed" xlink:actuate="onLoad"/><svg:desc>formule</svg:desc></draw:frame>et<draw:frame draw:style-name="fr2" draw:name="Objet134" text:anchor-type="as-char" svg:y="-0.377cm" svg:width="2.36cm" svg:height="0.487cm" draw:z-index="61"><draw:object xlink:href="./Object 134" xlink:type="simple" xlink:show="embed" xlink:actuate="onLoad"/><draw:image xlink:href="./ObjectReplacements/Object 134" xlink:type="simple" xlink:show="embed" xlink:actuate="onLoad"/><svg:desc>formule</svg:desc></draw:frame>, l<text:span text:style-name="T52">a distance euclidienne</text:span> de<draw:frame draw:style-name="fr2" draw:name="Objet135" text:anchor-type="as-char" svg:y="-0.377cm" svg:width="0.466cm" svg:height="0.467cm" draw:z-index="62"><draw:object xlink:href="./Object 135" xlink:type="simple" xlink:show="embed" xlink:actuate="onLoad"/><draw:image xlink:href="./ObjectReplacements/Object 135" xlink:type="simple" xlink:show="embed" xlink:actuate="onLoad"/><svg:desc>formule</svg:desc></draw:frame>et<draw:frame draw:style-name="fr2" draw:name="Objet136" text:anchor-type="as-char" svg:y="-0.377cm" svg:width="0.658cm" svg:height="0.467cm" draw:z-index="63"><draw:object xlink:href="./Object 136" xlink:type="simple" xlink:show="embed" xlink:actuate="onLoad"/><draw:image xlink:href="./ObjectReplacements/Object 136" xlink:type="simple" xlink:show="embed" xlink:actuate="onLoad"/><svg:desc>formule</svg:desc></draw:frame>est <text:span text:style-name="T51">définie par</text:span> :</text:p>
      <text:p text:style-name="P36"><draw:frame draw:style-name="fr2" draw:name="Objet137" text:anchor-type="as-char" svg:y="-0.48cm" svg:width="5.821cm" svg:height="0.589cm" draw:z-index="64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<text:p text:style-name="P41">Tester les commandes :</text:p>
      <text:p text:style-name="P9">print(p1.distance(p2))</text:p>
      <text:p text:style-name="P41">et</text:p>
      <text:p text:style-name="P9"><text:span text:style-name="T45">print(p2.distance(p</text:span><text:span text:style-name="T46">1</text:span><text:span text:style-name="T45">))</text:span></text:p>
      <text:p text:style-name="P9"/>
      <text:p text:style-name="P9"/>
      <text:h text:style-name="P55" text:outline-level="1"><text:bookmark-start text:name="__RefHeading___Toc2574_2570424900"/>TP – Nombres complexes<text:bookmark-end text:name="__RefHeading___Toc2574_2570424900"/></text:h>
      <text:p text:style-name="P13"/>
      <text:p text:style-name="P13">Un nombre complexe <text:span text:style-name="T9">z</text:span><text:span text:style-name="T54"> </text:span>se présente, en général, sous <text:span text:style-name="T33">forme algébrique</text:span>, comme une somme :</text:p>
      <text:p text:style-name="P15"><draw:frame draw:style-name="fr2" draw:name="Objet86" text:anchor-type="as-char" svg:y="-0.377cm" svg:width="1.258cm" svg:height="0.467cm" draw:z-index="65"><draw:object xlink:href="./Object 86" xlink:type="simple" xlink:show="embed" xlink:actuate="onLoad"/><draw:image xlink:href="./ObjectReplacements/Object 86" xlink:type="simple" xlink:show="embed" xlink:actuate="onLoad"/><svg:desc>formule</svg:desc></draw:frame></text:p>
      <text:p text:style-name="P13"><text:span text:style-name="T55">O</text:span>ù :</text:p>
      <text:p text:style-name="P13"><text:span text:style-name="T10">– </text:span><text:span text:style-name="T9">a</text:span><text:span text:style-name="T54"> </text:span>et <text:span text:style-name="T9">b</text:span><text:span text:style-name="T54"> </text:span>sont des nombres réels quelconques ;</text:p>
      <text:p text:style-name="P13"><text:span text:style-name="T10">– </text:span><text:span text:style-name="T9">i</text:span><text:span text:style-name="T54"> </text:span>(l’unité imaginaire) est un nombre particulier tel que <draw:frame draw:style-name="fr2" draw:name="Objet87" text:anchor-type="as-char" svg:y="-0.437cm" svg:width="1.258cm" svg:height="0.527cm" draw:z-index="66"><draw:object xlink:href="./Object 87" xlink:type="simple" xlink:show="embed" xlink:actuate="onLoad"/><draw:image xlink:href="./ObjectReplacements/Object 87" xlink:type="simple" xlink:show="embed" xlink:actuate="onLoad"/><svg:desc>formule</svg:desc></draw:frame>.</text:p>
      <text:p text:style-name="P13"/>
      <text:p text:style-name="P14"><text:span text:style-name="T55">– </text:span>Le réel <text:span text:style-name="T6">a</text:span><text:span text:style-name="T31">,</text:span> est appelé <text:span text:style-name="T15">partie réelle</text:span> de <text:span text:style-name="T6">z</text:span><text:span text:style-name="T31">,</text:span> et se note<draw:frame draw:style-name="fr2" draw:name="Objet88" text:anchor-type="as-char" svg:y="-0.452cm" svg:width="1.118cm" svg:height="0.566cm" draw:z-index="67"><draw:object xlink:href="./Object 88" xlink:type="simple" xlink:show="embed" xlink:actuate="onLoad"/><draw:image xlink:href="./ObjectReplacements/Object 88" xlink:type="simple" xlink:show="embed" xlink:actuate="onLoad"/><svg:desc>formule</svg:desc></draw:frame> ;</text:p>
      <text:p text:style-name="P29"><text:span text:style-name="T55">– Le réel </text:span><text:span text:style-name="T11">b,</text:span><text:span text:style-name="T14"> est appelé </text:span><text:span text:style-name="T16">partie imaginaire </text:span><text:span text:style-name="T54">de </text:span><text:span text:style-name="T9">z, </text:span><text:span text:style-name="T14">et se note </text:span><text:span text:style-name="T14"><draw:frame draw:style-name="fr2" draw:name="Objet89" text:anchor-type="as-char" svg:y="-0.452cm" svg:width="1.023cm" svg:height="0.566cm" draw:z-index="68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14">.</text:span></text:p>
      <text:p text:style-name="P13"/>
      <text:p text:style-name="P13">Deux nombres complexes sont égaux si et seulement si : ils ont la même partie réelle et la même partie imaginaire :</text:p>
      <text:p text:style-name="P11"><draw:frame draw:style-name="fr2" draw:name="Objet90" text:anchor-type="as-char" svg:y="-0.452cm" svg:width="2.014cm" svg:height="0.566cm" draw:z-index="69"><draw:object xlink:href="./Object 90" xlink:type="simple" xlink:show="embed" xlink:actuate="onLoad"/><draw:image xlink:href="./ObjectReplacements/Object 90" xlink:type="simple" xlink:show="embed" xlink:actuate="onLoad"/><svg:desc>formule</svg:desc></draw:frame></text:p>
      <text:p text:style-name="P12"/>
      <text:p text:style-name="P15"><draw:frame draw:style-name="fr2" draw:name="Objet91" text:anchor-type="as-char" svg:y="-0.452cm" svg:width="8.932cm" svg:height="0.566cm" draw:z-index="70"><draw:object xlink:href="./Object 91" xlink:type="simple" xlink:show="embed" xlink:actuate="onLoad"/><draw:image xlink:href="./ObjectReplacements/Object 91" xlink:type="simple" xlink:show="embed" xlink:actuate="onLoad"/><svg:desc>formule</svg:desc></draw:frame></text:p>
      <text:p text:style-name="P13"/>
      <text:p text:style-name="P13">Un nombre complexe <text:span text:style-name="T6">z</text:span> est dit <text:span text:style-name="T15">imaginaire pur</text:span> si sa partie réelle est nulle ; dans ce cas il s’écrit sous la forme :</text:p>
      <text:p text:style-name="P15"><draw:frame draw:style-name="fr2" draw:name="Objet92" text:anchor-type="as-char" svg:y="-0.377cm" svg:width="1.238cm" svg:height="0.467cm" draw:z-index="71"><draw:object xlink:href="./Object 92" xlink:type="simple" xlink:show="embed" xlink:actuate="onLoad"/><draw:image xlink:href="./ObjectReplacements/Object 92" xlink:type="simple" xlink:show="embed" xlink:actuate="onLoad"/><svg:desc>formule</svg:desc></draw:frame></text:p>
      <text:p text:style-name="P13"/>
      <text:p text:style-name="P13">Un nombre complexe, dont la partie imaginaire est nulle, est dit <text:span text:style-name="T15">réel</text:span>.</text:p>
      <text:p text:style-name="P13"/>
      <text:p text:style-name="P22">Exercices</text:p>
      <text:list xml:id="list3418852947" text:style-name="L11">
        <text:list-item>
          <text:p text:style-name="P71"><text:span text:style-name="T56">Définir une classe </text:span><text:span text:style-name="T34">Complexe</text:span><text:span text:style-name="T32">,</text:span><text:span text:style-name="T56"> q</text:span>ui nous permettra de manipuler les nombres complexes.</text:p>
          <text:p text:style-name="P73">Implémenter :</text:p>
        </text:list-item>
        <text:list-item>
          <text:p text:style-name="P73">Une méthode d’affichage d’un nombre complexe ;</text:p>
        </text:list-item>
        <text:list-item>
          <text:p text:style-name="P73">Une méthode effectuant la somme de deux nombres complexes ;</text:p>
        </text:list-item>
        <text:list-item>
          <text:p text:style-name="P73">Une méthode calculant l’opposé d’un nombre complexe (<text:span text:style-name="T14">l’opposé de</text:span><text:span text:style-name="T14"><draw:frame draw:style-name="fr2" draw:name="Objet93" text:anchor-type="as-char" svg:y="-0.377cm" svg:width="1.258cm" svg:height="0.467cm" draw:z-index="79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14">est</text:span><text:span text:style-name="T14"><draw:frame draw:style-name="fr2" draw:name="Objet94" text:anchor-type="as-char" svg:y="-0.377cm" svg:width="1.526cm" svg:height="0.467cm" draw:z-index="80"><draw:object xlink:href="./Object 94" xlink:type="simple" xlink:show="embed" xlink:actuate="onLoad"/><draw:image xlink:href="./ObjectReplacements/Object 94" xlink:type="simple" xlink:show="embed" xlink:actuate="onLoad"/><svg:desc>formule</svg:desc></draw:frame></text:span>) ;</text:p>
        </text:list-item>
        <text:list-item>
          <text:p text:style-name="P74"><text:span text:style-name="T57">Une méthode retournant Vrai si le nombre complexe considéré est un imaginaire pur (i.e. :</text:span><text:span text:style-name="T57"><draw:frame draw:style-name="fr2" draw:name="Objet95" text:anchor-type="as-char" svg:y="-0.377cm" svg:width="1.752cm" svg:height="0.467cm" draw:z-index="72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T57">) ; et Faux sinon.</text:span></text:p>
        </text:list-item>
        <text:list-item>
          <text:p text:style-name="P75"><text:soft-page-break/><text:span text:style-name="T57">Une méthode retournant le conjugué du nombre complexe considéré (le conjugué de</text:span><text:span text:style-name="T57"><draw:frame draw:style-name="fr2" draw:name="Objet96" text:anchor-type="as-char" svg:y="-0.377cm" svg:width="1.258cm" svg:height="0.467cm" draw:z-index="73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57">est </text:span><text:span text:style-name="T57"><draw:frame draw:style-name="fr2" draw:name="Objet97" text:anchor-type="as-char" svg:y="-0.377cm" svg:width="1.258cm" svg:height="0.467cm" draw:z-index="74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57">) ;</text:span></text:p>
        </text:list-item>
        <text:list-item>
          <text:p text:style-name="P71">U<text:span text:style-name="T57">ne méthode</text:span> retourn<text:span text:style-name="T57">ant </text:span>le module du nombre complexe <text:span text:style-name="T57">considéré (</text:span>le module de<draw:frame draw:style-name="fr2" draw:name="Objet98" text:anchor-type="as-char" svg:y="-0.377cm" svg:width="1.753cm" svg:height="0.467cm" draw:z-index="75"><draw:object xlink:href="./Object 98" xlink:type="simple" xlink:show="embed" xlink:actuate="onLoad"/><draw:image xlink:href="./ObjectReplacements/Object 98" xlink:type="simple" xlink:show="embed" xlink:actuate="onLoad"/><svg:desc>formule</svg:desc></draw:frame>(noté <text:span text:style-name="T6">|z|</text:span>) est défini par : <draw:frame draw:style-name="fr2" draw:name="Objet99" text:anchor-type="as-char" svg:y="-0.48cm" svg:width="2.161cm" svg:height="0.586cm" draw:z-index="76"><draw:object xlink:href="./Object 99" xlink:type="simple" xlink:show="embed" xlink:actuate="onLoad"/><draw:image xlink:href="./ObjectReplacements/Object 99" xlink:type="simple" xlink:show="embed" xlink:actuate="onLoad"/><svg:desc>formule</svg:desc></draw:frame><text:span text:style-name="T57">)</text:span>.</text:p>
        </text:list-item>
        <text:list-item>
          <text:p text:style-name="P72">Une méthode retournant la multiplication de deux nombres complexes </text:p>
          <text:p text:style-name="P74"><text:span text:style-name="T14">(</text:span><text:span text:style-name="T14"><draw:frame draw:style-name="fr2" draw:name="Objet100" text:anchor-type="as-char" svg:y="-0.377cm" svg:width="8.139cm" svg:height="0.487cm" draw:z-index="77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14">)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nsolas2" svg:font-family="Consolas" style:font-adornments="Normal" style:font-family-generic="modern" style:font-pitch="fixed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" svg:font-family="Times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1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_5f_ensTP_5f__5f_Titre" style:display-name="_ensTP__Titre" style:family="paragraph" style:parent-style-name="Heading">
      <style:paragraph-properties fo:margin-top="0cm" fo:margin-bottom="0.21cm" style:contextual-spacing="false" fo:text-align="center" style:justify-single-word="false"/>
      <style:text-properties fo:font-size="18pt"/>
    </style:style>
    <style:style style:name="_5f_ensTP_5f__5f_Exercice" style:display-name="_ensTP__Exercice" style:family="paragraph" style:parent-style-name="Heading_20_1" style:next-style-name="_5f_ensTP_5f__5f_Corps" style:default-outline-level="" style:list-style-name="Numbering_20_123" style:master-page-name="">
      <style:paragraph-properties style:page-number="auto" fo:keep-with-next="always">
        <style:tab-stops/>
      </style:paragraph-properties>
      <style:text-properties fo:font-size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nsTP_5f__5f_Code" style:display-name="_ensTP__Code" style:family="paragraph" style:parent-style-name="Preformatted_20_Text">
      <style:paragraph-properties fo:margin-left="0.4cm" fo:margin-right="0cm" fo:text-indent="0cm" style:auto-text-indent="false"/>
      <style:text-properties style:font-name="Consolas2" fo:font-family="Consolas" style:font-style-name="Normal" style:font-family-generic="modern" style:font-pitch="fixed"/>
    </style:style>
    <style:style style:name="_5f_ensTP_5f__5f_Corps" style:display-name="_ensTP__Corps" style:family="paragraph" style:parent-style-name="Text_20_body"/>
    <style:style style:name="_5f_ensTP_5f__5f_Correction" style:display-name="_ensTP__Correction" style:family="paragraph" style:parent-style-name="_5f_ensTP_5f__5f_Corps" style:master-page-name="">
      <style:paragraph-properties fo:margin-left="0.4cm" fo:margin-right="0cm" fo:text-indent="0cm" style:auto-text-indent="false" style:page-number="auto"/>
      <style:text-properties fo:font-weight="bold" officeooo:rsid="001721aa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1" style:list-style-name="" style:class="text" style:master-page-name="">
      <style:paragraph-properties fo:margin-top="0.499cm" fo:margin-bottom="0.21cm" style:contextual-spacing="false" fo:text-align="start" style:justify-single-word="false" style:page-number="auto"/>
      <style:text-properties fo:font-size="14pt" fo:font-weight="bold" style:font-size-asian="101%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fr" fo:country="FR" style:font-name-asian="Courier New" style:font-family-asian="'Courier New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itre2" style:family="paragraph" style:parent-style-name="Heading_20_1" style:default-outline-level="1" style:list-style-name="">
      <style:paragraph-properties fo:margin-left="0cm" fo:margin-right="0cm" fo:margin-top="0.423cm" fo:margin-bottom="0.106cm" style:contextual-spacing="false" fo:text-indent="0.6cm" style:auto-text-indent="false" fo:keep-with-next="always"/>
      <style:text-properties style:font-name="Arial1" fo:font-family="Arial" style:font-family-generic="swiss" style:font-pitch="variable" fo:font-size="11pt" fo:font-weight="bold" style:letter-kerning="true" style:font-size-asian="11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Table_20_Grid" style:display-name="Table Grid" style:family="paragraph" style:parent-style-name="DocumentMap" style:default-outline-level="">
      <style:paragraph-properties fo:margin-left="0cm" fo:margin-right="0cm" fo:text-indent="0cm" style:auto-text-indent="false"/>
      <style:text-properties fo:font-size="10pt" style:font-size-asian="10pt" style:language-asian="fr" style:country-asian="FR" style:font-name-complex="Times New Roman2" style:font-family-complex="'Times New Roman'" style:font-family-generic-complex="system" style:font-pitch-complex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Pied_20_de_20_page_20_Car" style:display-name="Pied de page Car" style:family="text" style:parent-style-name="Default_20_Paragraph_20_Font"/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asian="Times" style:font-family-asian="Times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asian="Times" style:font-family-asian="Times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asian="Times" style:font-family-asian="Times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4" style:display-name="ListLabel 4" style:family="text">
      <style:text-properties style:font-name="Consolas" fo:font-family="Consolas" style:font-family-generic="roman" style:font-pitch="variable" style:font-name-asian="Times" style:font-family-asian="Times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="Consolas" fo:font-family="Consolas" style:font-family-generic="roman" style:font-pitch="variable" style:font-name-asian="Times" style:font-family-asian="Times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asian="Times" style:font-family-asian="Times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60817" officeooo:paragraph-rsid="001608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d35cd8"/>
    </style:style>
    <style:page-layout style:name="Mpm1">
      <style:page-layout-properties fo:page-width="21.001cm" fo:page-height="29.7cm" style:num-format="1" style:print-orientation="portrait" fo:margin-top="1cm" fo:margin-bottom="1.3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<text:span text:style-name="MT1">ichaël</text:span> GUEDJ</text:p>
      </style:header>
      <style:footer>
        <text:p text:style-name="MP2"><text:page-number text:select-page="current">15</text:page-number>/<text:page-count>1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30T23:56:36.197000000</meta:creation-date>
    <meta:editing-duration>PT13H38M34S</meta:editing-duration>
    <meta:editing-cycles>165</meta:editing-cycles>
    <meta:generator>LibreOffice/7.3.3.2$Windows_X86_64 LibreOffice_project/d1d0ea68f081ee2800a922cac8f79445e4603348</meta:generator>
    <dc:title>_ensTP</dc:title>
    <dc:date>2022-05-09T09:58:48.401000000</dc:date>
    <meta:document-statistic meta:table-count="2" meta:image-count="1" meta:object-count="80" meta:page-count="15" meta:paragraph-count="247" meta:word-count="1762" meta:character-count="10511" meta:non-whitespace-character-count="8797"/>
    <meta:template xlink:type="simple" xlink:actuate="onRequest" xlink:title="_ensTP" xlink:href="../../../../../AppData/Roaming/LibreOffice/4/user/template/_ensTP.ott" meta:date="2019-10-01T00:32:33.771000000"/>
  </office:meta>
</office:document-meta>
</file>

<file path=Object 1/content.xml><?xml version="1.0" encoding="utf-8"?>
<math xmlns="http://www.w3.org/1998/Math/MathML" display="block">
  <semantics>
    <mrow>
      <mi>sin</mi>
      <mrow>
        <mi>π</mi>
        <mo stretchy="false">−</mo>
        <mi>cos</mi>
      </mrow>
      <mi>π</mi>
    </mrow>
    <annotation encoding="StarMath 5.0">sin %pi - cos %pi</annotation>
  </semantics>
</math>
</file>

<file path=Object 10/content.xml><?xml version="1.0" encoding="utf-8"?>
<math xmlns="http://www.w3.org/1998/Math/MathML" display="block">
  <semantics>
    <mrow>
      <mn>2</mn>
      <mrow>
        <msqrt>
          <mn>2</mn>
        </msqrt>
        <mo stretchy="false">+</mo>
        <mn>2</mn>
      </mrow>
    </mrow>
    <annotation encoding="StarMath 5.0">2 sqrt{2}+2</annotation>
  </semantics>
</math>
</file>

<file path=Object 100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i>a</mi>
                  <mo stretchy="false">+</mo>
                  <mi>i</mi>
                </mrow>
                <mn>.</mn>
                <mi>b</mi>
              </mrow>
            </mrow>
            <mo fence="true" stretchy="false">)</mo>
          </mrow>
          <mo stretchy="false">×</mo>
          <mrow>
            <mo fence="true" stretchy="false">(</mo>
            <mrow>
              <mrow>
                <mi>a</mi>
                <mrow>
                  <mi>'</mi>
                  <mo stretchy="false">+</mo>
                  <mi>i</mi>
                </mrow>
                <mn>.</mn>
                <mi>b</mi>
                <mi>'</mi>
              </mrow>
            </mrow>
            <mo fence="true" stretchy="false">)</mo>
          </mrow>
        </mrow>
        <mo stretchy="false">=</mo>
        <mrow>
          <mrow>
            <mo fence="true" stretchy="false">(</mo>
            <mrow>
              <mrow>
                <mi mathvariant="italic">aa</mi>
                <mi>'</mi>
                <mi>–</mi>
                <mi mathvariant="italic">bb</mi>
                <mi>'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 mathvariant="italic">ab</mi>
                <mrow>
                  <mi>'</mi>
                  <mo stretchy="false">+</mo>
                  <mi mathvariant="italic">ba</mi>
                </mrow>
                <mi>'</mi>
              </mrow>
            </mrow>
            <mo fence="true" stretchy="false">)</mo>
          </mrow>
        </mrow>
      </mrow>
      <mn>.</mn>
      <mi>i</mi>
    </mrow>
    <annotation encoding="StarMath 5.0">(a + i.b) times (a' + i.b') = (aa' – bb') + (ab' + ba') . i</annotation>
  </semantics>
</math>
</file>

<file path=Object 101/content.xml><?xml version="1.0" encoding="utf-8"?>
<math xmlns="http://www.w3.org/1998/Math/MathML" display="block">
  <semantics>
    <mrow>
      <mn>5.</mn>
      <mrow>
        <mrow>
          <msup>
            <mi>e</mi>
            <mfrac>
              <mi>y</mi>
              <mn>3</mn>
            </mfrac>
          </msup>
          <mo stretchy="false">−</mo>
          <mn>2</mn>
        </mrow>
        <mo stretchy="false">=</mo>
        <mi>x</mi>
      </mrow>
    </mrow>
    <annotation encoding="StarMath 5.0">5.e^{{y} over {3}} - 2 = x</annotation>
  </semantics>
</math>
</file>

<file path=Object 11/content.xml><?xml version="1.0" encoding="utf-8"?>
<math xmlns="http://www.w3.org/1998/Math/MathML" display="block">
  <semantics>
    <mrow>
      <mn>2</mn>
      <msqrt>
        <mrow>
          <mn>2</mn>
          <mo stretchy="false">+</mo>
          <mn>2</mn>
        </mrow>
      </msqrt>
    </mrow>
    <annotation encoding="StarMath 5.0">2 sqrt{2+2}</annotation>
  </semantics>
</math>
</file>

<file path=Object 118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row>
      <mfrac>
        <mrow>
          <msup>
            <mn>3</mn>
            <mn>3</mn>
          </msup>
          <mo stretchy="false">+</mo>
          <msup>
            <mn>3</mn>
            <mn>5</mn>
          </msup>
        </mrow>
        <mn>2</mn>
      </mfrac>
      <mo stretchy="false">+</mo>
      <msqrt>
        <mn>3</mn>
      </msqrt>
    </mrow>
    <annotation encoding="StarMath 5.0">{3^3 + 3^5} over {2} + sqrt{3}</annotation>
  </semantics>
</math>
</file>

<file path=Object 121/content.xml><?xml version="1.0" encoding="utf-8"?>
<math xmlns="http://www.w3.org/1998/Math/MathML" display="block">
  <semantics>
    <mrow>
      <mi>p</mi>
      <mrow>
        <mn>1</mn>
        <mo stretchy="false">=</mo>
        <mrow>
          <mo fence="true" stretchy="false">(</mo>
          <mrow>
            <mrow>
              <mn>3</mn>
              <mi>,</mi>
              <mn>4</mn>
            </mrow>
          </mrow>
          <mo fence="true" stretchy="false">)</mo>
        </mrow>
      </mrow>
    </mrow>
    <annotation encoding="StarMath 5.0">p1 = (3, 4)</annotation>
  </semantics>
</math>
</file>

<file path=Object 122/content.xml><?xml version="1.0" encoding="utf-8"?>
<math xmlns="http://www.w3.org/1998/Math/MathML" display="block">
  <semantics>
    <mrow>
      <mi>p</mi>
      <mn>1</mn>
    </mrow>
    <annotation encoding="StarMath 5.0">p1</annotation>
  </semantics>
</math>
</file>

<file path=Object 123/content.xml><?xml version="1.0" encoding="utf-8"?>
<math xmlns="http://www.w3.org/1998/Math/MathML" display="block">
  <semantics>
    <mrow>
      <mi>p</mi>
      <mn>2</mn>
    </mrow>
    <annotation encoding="StarMath 5.0">p2</annotation>
  </semantics>
</math>
</file>

<file path=Object 124/content.xml><?xml version="1.0" encoding="utf-8"?>
<math xmlns="http://www.w3.org/1998/Math/MathML" display="block">
  <semantics>
    <mrow>
      <mi>p</mi>
      <mn>1</mn>
    </mrow>
    <annotation encoding="StarMath 5.0">p1</annotation>
  </semantics>
</math>
</file>

<file path=Object 125/content.xml><?xml version="1.0" encoding="utf-8"?>
<math xmlns="http://www.w3.org/1998/Math/MathML" display="block">
  <semantics>
    <mrow>
      <mi>p</mi>
      <mn>2</mn>
    </mrow>
    <annotation encoding="StarMath 5.0">p2</annotation>
  </semantics>
</math>
</file>

<file path=Object 126/content.xml><?xml version="1.0" encoding="utf-8"?>
<math xmlns="http://www.w3.org/1998/Math/MathML" display="block">
  <semantics>
    <mrow>
      <mi>p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p=(x, y)</annotation>
  </semantics>
</math>
</file>

<file path=Object 127/content.xml><?xml version="1.0" encoding="utf-8"?>
<math xmlns="http://www.w3.org/1998/Math/MathML" display="block">
  <semantics>
    <mrow>
      <mi>p</mi>
      <mrow>
        <mi>’</mi>
        <mo stretchy="false">=</mo>
        <mrow>
          <mo fence="true" stretchy="false">(</mo>
          <mrow>
            <mrow>
              <mi>x</mi>
              <mi>’</mi>
              <mi>,</mi>
              <mi>y</mi>
              <mi>’</mi>
            </mrow>
          </mrow>
          <mo fence="true" stretchy="false">)</mo>
        </mrow>
      </mrow>
    </mrow>
    <annotation encoding="StarMath 5.0">p’=(x’, y’)</annotation>
  </semantics>
</math>
</file>

<file path=Object 128/content.xml><?xml version="1.0" encoding="utf-8"?>
<math xmlns="http://www.w3.org/1998/Math/MathML" display="block">
  <semantics>
    <mi>p</mi>
    <annotation encoding="StarMath 5.0">p</annotation>
  </semantics>
</math>
</file>

<file path=Object 129/content.xml><?xml version="1.0" encoding="utf-8"?>
<math xmlns="http://www.w3.org/1998/Math/MathML" display="block">
  <semantics>
    <mrow>
      <mi>p</mi>
      <mi>’</mi>
    </mrow>
    <annotation encoding="StarMath 5.0">p’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frac>
          <mrow>
            <mrow>
              <msup>
                <mi>x</mi>
                <mn>2</mn>
              </msup>
              <mo stretchy="false">+</mo>
              <msqrt>
                <mrow>
                  <mi>y</mi>
                  <mo stretchy="false">+</mo>
                  <mn>2</mn>
                </mrow>
              </msqrt>
              <mo stretchy="false">+</mo>
              <mi>cos</mi>
            </mrow>
            <mi>z</mi>
          </mrow>
          <mn>3</mn>
        </mfrac>
      </mrow>
    </mrow>
    <annotation encoding="StarMath 5.0">f(x,y,z) = {x^2+sqrt{y+2}+ cos z} over {3}</annotation>
  </semantics>
</math>
</file>

<file path=Object 130/content.xml><?xml version="1.0" encoding="utf-8"?>
<math xmlns="http://www.w3.org/1998/Math/MathML" display="block">
  <semantics>
    <mrow>
      <mi>p</mi>
      <mn>.</mn>
      <mi>p</mi>
      <mrow>
        <mi>’</mi>
        <mo stretchy="false">=</mo>
        <mi>x</mi>
      </mrow>
      <mn>.</mn>
      <mi>x</mi>
      <mrow>
        <mi>’</mi>
        <mo stretchy="false">+</mo>
        <mi>y</mi>
      </mrow>
      <mn>.</mn>
      <mi>y</mi>
      <mi>’</mi>
    </mrow>
    <annotation encoding="StarMath 5.0">p.p’ = x.x’ + y.y’</annotation>
  </semantics>
</math>
</file>

<file path=Object 131/content.xml><?xml version="1.0" encoding="utf-8"?>
<math xmlns="http://www.w3.org/1998/Math/MathML" display="block">
  <semantics>
    <msup>
      <mi mathvariant="normal">ℝ</mi>
      <mn>2</mn>
    </msup>
    <annotation encoding="StarMath 5.0">setR^2</annotation>
  </semantics>
</math>
</file>

<file path=Object 132/content.xml><?xml version="1.0" encoding="utf-8"?>
<math xmlns="http://www.w3.org/1998/Math/MathML" display="block">
  <semantics>
    <msup>
      <mi mathvariant="normal">ℝ</mi>
      <mn>2</mn>
    </msup>
    <annotation encoding="StarMath 5.0">setR^2</annotation>
  </semantics>
</math>
</file>

<file path=Object 133/content.xml><?xml version="1.0" encoding="utf-8"?>
<math xmlns="http://www.w3.org/1998/Math/MathML" display="block">
  <semantics>
    <mrow>
      <mi>p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p=(x, y)</annotation>
  </semantics>
</math>
</file>

<file path=Object 134/content.xml><?xml version="1.0" encoding="utf-8"?>
<math xmlns="http://www.w3.org/1998/Math/MathML" display="block">
  <semantics>
    <mrow>
      <mi>p</mi>
      <mrow>
        <mi>’</mi>
        <mo stretchy="false">=</mo>
        <mrow>
          <mo fence="true" stretchy="false">(</mo>
          <mrow>
            <mrow>
              <mi>x</mi>
              <mi>’</mi>
              <mi>,</mi>
              <mi>y</mi>
              <mi>’</mi>
            </mrow>
          </mrow>
          <mo fence="true" stretchy="false">)</mo>
        </mrow>
      </mrow>
    </mrow>
    <annotation encoding="StarMath 5.0">p’=(x’, y’)</annotation>
  </semantics>
</math>
</file>

<file path=Object 135/content.xml><?xml version="1.0" encoding="utf-8"?>
<math xmlns="http://www.w3.org/1998/Math/MathML" display="block">
  <semantics>
    <mi>p</mi>
    <annotation encoding="StarMath 5.0">p</annotation>
  </semantics>
</math>
</file>

<file path=Object 136/content.xml><?xml version="1.0" encoding="utf-8"?>
<math xmlns="http://www.w3.org/1998/Math/MathML" display="block">
  <semantics>
    <mrow>
      <mi>p</mi>
      <mi>’</mi>
    </mrow>
    <annotation encoding="StarMath 5.0">p’</annotation>
  </semantics>
</math>
</file>

<file path=Object 137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p</mi>
              <mi>,</mi>
              <mi>p</mi>
              <mi>'</mi>
            </mrow>
          </mrow>
          <mo fence="true" stretchy="false">)</mo>
        </mrow>
        <mo stretchy="false">=</mo>
        <msqrt>
          <mrow>
            <msup>
              <mrow>
                <mo fence="true" stretchy="false">(</mo>
                <mrow>
                  <mrow>
                    <mrow>
                      <mi>x</mi>
                      <mo stretchy="false">−</mo>
                      <mi>x</mi>
                    </mrow>
                    <mi>’</mi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row>
                      <mi>y</mi>
                      <mo stretchy="false">−</mo>
                      <mi>y</mi>
                    </mrow>
                    <mi>’</mi>
                  </mrow>
                </mrow>
                <mo fence="true" stretchy="false">)</mo>
              </mrow>
              <mn>2</mn>
            </msup>
          </mrow>
        </msqrt>
      </mrow>
    </mrow>
    <annotation encoding="StarMath 5.0">dist(p, p') = sqrt{ (x-x’)^2 + (y-y’)^2}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n>2</mn>
              <mrow>
                <mi>,</mi>
                <mo stretchy="false">−</mo>
                <mn>2</mn>
              </mrow>
              <mi>,</mi>
              <mi>π</mi>
            </mrow>
          </mrow>
          <mo fence="true" stretchy="false">)</mo>
        </mrow>
        <mo stretchy="false">=</mo>
        <mn>1</mn>
      </mrow>
    </mrow>
    <annotation encoding="StarMath 5.0">f(2,-2, %pi)=1</annotation>
  </semantics>
</math>
</file>

<file path=Object 15/content.xml><?xml version="1.0" encoding="utf-8"?>
<math xmlns="http://www.w3.org/1998/Math/MathML" display="block">
  <semantics>
    <mrow>
      <mn>2</mn>
      <mi>ln</mi>
      <mrow>
        <mn>2</mn>
        <mo stretchy="false">+</mo>
        <mn>3</mn>
      </mrow>
    </mrow>
    <annotation encoding="StarMath 5.0">2 ln 2 + 3</annotation>
  </semantics>
</math>
</file>

<file path=Object 16/content.xml><?xml version="1.0" encoding="utf-8"?>
<math xmlns="http://www.w3.org/1998/Math/MathML" display="block">
  <semantics>
    <mrow>
      <mn>2</mn>
      <mi>log</mi>
      <mrow>
        <mn>2</mn>
        <mo stretchy="false">+</mo>
        <mn>3</mn>
      </mrow>
    </mrow>
    <annotation encoding="StarMath 5.0">2 log 2 +3</annotation>
  </semantics>
</math>
</file>

<file path=Object 17/content.xml><?xml version="1.0" encoding="utf-8"?>
<math xmlns="http://www.w3.org/1998/Math/MathML" display="block">
  <semantics>
    <mrow>
      <mn>2</mn>
      <msub>
        <mi>log</mi>
        <mn>2</mn>
      </msub>
      <mrow>
        <mn>2</mn>
        <mo stretchy="false">+</mo>
        <mn>3</mn>
      </mrow>
    </mrow>
    <annotation encoding="StarMath 5.0">2 log_2 2 + 3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2</mn>
            <mi>log</mi>
            <mrow>
              <mi>x</mi>
              <mo stretchy="false">+</mo>
              <mn>3</mn>
            </mrow>
          </mrow>
          <mn>5</mn>
        </mfrac>
      </mrow>
    </mrow>
    <annotation encoding="StarMath 5.0">f(x) = {2 log x + 3} over {5}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n>10</mn>
          </mrow>
          <mo fence="true" stretchy="false">)</mo>
        </mrow>
        <mo stretchy="false">=</mo>
        <mn>1</mn>
      </mrow>
    </mrow>
    <annotation encoding="StarMath 5.0">f(10) = 1</annotation>
  </semantics>
</math>
</file>

<file path=Object 2/content.xml><?xml version="1.0" encoding="utf-8"?>
<math xmlns="http://www.w3.org/1998/Math/MathML" display="block">
  <semantics>
    <mrow>
      <mi>sin</mi>
      <mrow>
        <mrow>
          <mo fence="true" stretchy="false">(</mo>
          <mrow>
            <mrow>
              <mi>π</mi>
              <mo stretchy="false">/</mo>
              <mn>2</mn>
            </mrow>
          </mrow>
          <mo fence="true" stretchy="false">)</mo>
        </mrow>
        <mo stretchy="false">−</mo>
        <mi>cos</mi>
      </mrow>
      <mrow>
        <mo fence="true" stretchy="false">(</mo>
        <mrow>
          <mrow>
            <mi>π</mi>
            <mo stretchy="false">/</mo>
            <mn>2</mn>
          </mrow>
        </mrow>
        <mo fence="true" stretchy="false">)</mo>
      </mrow>
    </mrow>
    <annotation encoding="StarMath 5.0">sin ( %pi/2) - cos ( %pi/2) </annotation>
  </semantics>
</math>
</file>

<file path=Object 20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frac>
            <mrow>
              <mn>5</mn>
              <mi>log</mi>
              <mi>x</mi>
            </mrow>
            <mn>5</mn>
          </mfrac>
          <mo stretchy="false">+</mo>
          <mi>y</mi>
        </mrow>
      </mrow>
    </mrow>
    <annotation encoding="StarMath 5.0">g(x,y) = {5 log x} over {5} + y</annotation>
  </semantics>
</math>
</file>

<file path=Object 21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n>10</mn>
              <mn>,7</mn>
            </mrow>
          </mrow>
          <mo fence="true" stretchy="false">)</mo>
        </mrow>
        <mo stretchy="false">=</mo>
        <mn>8</mn>
      </mrow>
    </mrow>
    <annotation encoding="StarMath 5.0">g(10,7) = 8</annotation>
  </semantics>
</math>
</file>

<file path=Object 22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n>10</mn>
              <mn>,8</mn>
            </mrow>
          </mrow>
          <mo fence="true" stretchy="false">)</mo>
        </mrow>
        <mo stretchy="false">=</mo>
        <mn>9</mn>
      </mrow>
    </mrow>
    <annotation encoding="StarMath 5.0">g(10,8) = 9</annotation>
  </semantics>
</math>
</file>

<file path=Object 23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n>10</mn>
              <mi>,</mi>
              <mn>501</mn>
            </mrow>
          </mrow>
          <mo fence="true" stretchy="false">)</mo>
        </mrow>
        <mo stretchy="false">=</mo>
        <mn>502</mn>
      </mrow>
    </mrow>
    <annotation encoding="StarMath 5.0">g(10, 501) = 502</annotation>
  </semantics>
</math>
</file>

<file path=Object 24/content.xml><?xml version="1.0" encoding="utf-8"?>
<math xmlns="http://www.w3.org/1998/Math/MathML" display="block">
  <semantics>
    <msup>
      <mi>e</mi>
      <mn>3</mn>
    </msup>
    <annotation encoding="StarMath 5.0">e^3</annotation>
  </semantics>
</math>
</file>

<file path=Object 25/content.xml><?xml version="1.0" encoding="utf-8"?>
<math xmlns="http://www.w3.org/1998/Math/MathML" display="block">
  <semantics>
    <msup>
      <mi>e</mi>
      <mfrac>
        <mn>3</mn>
        <mn>2</mn>
      </mfrac>
    </msup>
    <annotation encoding="StarMath 5.0">e^{{3} over {2}}</annotation>
  </semantics>
</math>
</file>

<file path=Object 26/content.xml><?xml version="1.0" encoding="utf-8"?>
<math xmlns="http://www.w3.org/1998/Math/MathML" display="block">
  <semantics>
    <msup>
      <mi>e</mi>
      <mrow>
        <mi>ln</mi>
        <mn>301</mn>
      </mrow>
    </msup>
    <annotation encoding="StarMath 5.0">e^{ln 301}</annotation>
  </semantics>
</math>
</file>

<file path=Object 27/content.xml><?xml version="1.0" encoding="utf-8"?>
<math xmlns="http://www.w3.org/1998/Math/MathML" display="block">
  <semantics>
    <msup>
      <mn>10</mn>
      <mrow>
        <mi>log</mi>
        <mn>501</mn>
      </mrow>
    </msup>
    <annotation encoding="StarMath 5.0">10^{log 501}</annotation>
  </semantics>
</math>
</file>

<file path=Object 28/content.xml><?xml version="1.0" encoding="utf-8"?>
<math xmlns="http://www.w3.org/1998/Math/MathML" display="block">
  <semantics>
    <mrow>
      <msup>
        <mi>e</mi>
        <mrow>
          <mi>ln</mi>
          <mn>301</mn>
        </mrow>
      </msup>
      <mo stretchy="false">=</mo>
      <mn>301</mn>
    </mrow>
    <annotation encoding="StarMath 5.0">e^{ln 301} = 301</annotation>
  </semantics>
</math>
</file>

<file path=Object 29/content.xml><?xml version="1.0" encoding="utf-8"?>
<math xmlns="http://www.w3.org/1998/Math/MathML" display="block">
  <semantics>
    <mrow>
      <msup>
        <mn>10</mn>
        <mrow>
          <mi>log</mi>
          <mn>501</mn>
        </mrow>
      </msup>
      <mo stretchy="false">=</mo>
      <mn>501</mn>
    </mrow>
    <annotation encoding="StarMath 5.0">10^{log 501}=501</annotation>
  </semantics>
</math>
</file>

<file path=Object 3/content.xml><?xml version="1.0" encoding="utf-8"?>
<math xmlns="http://www.w3.org/1998/Math/MathML" display="block">
  <semantics>
    <mrow>
      <mi>cos</mi>
      <mrow>
        <mo fence="true" stretchy="false">(</mo>
        <mrow>
          <mi>π</mi>
        </mrow>
        <mo fence="true" stretchy="false">)</mo>
      </mrow>
    </mrow>
    <annotation encoding="StarMath 5.0">cos ( %pi ) </annotation>
  </semantics>
</math>
</file>

<file path=Object 30/content.xml><?xml version="1.0" encoding="utf-8"?>
<math xmlns="http://www.w3.org/1998/Math/MathML" display="block">
  <semantics>
    <mrow>
      <mrow>
        <mi>y</mi>
        <mo stretchy="false">=</mo>
        <mn>3</mn>
      </mrow>
      <mi>ln</mi>
      <mfrac>
        <mrow>
          <mi>x</mi>
          <mo stretchy="false">+</mo>
          <mn>2</mn>
        </mrow>
        <mn>5</mn>
      </mfrac>
    </mrow>
    <annotation encoding="StarMath 5.0">y=3  ln {x+2} over {5}</annotation>
  </semantics>
</math>
</file>

<file path=Object 31/content.xml><?xml version="1.0" encoding="utf-8"?>
<math xmlns="http://www.w3.org/1998/Math/MathML" display="block">
  <semantics>
    <mrow>
      <mi>x</mi>
      <mo stretchy="false">&gt;</mo>
      <mrow>
        <mo stretchy="false">−</mo>
        <mn>2</mn>
      </mrow>
    </mrow>
    <annotation encoding="StarMath 5.0">x&gt;-2</annotation>
  </semantics>
</math>
</file>

<file path=Object 32/content.xml><?xml version="1.0" encoding="utf-8"?>
<math xmlns="http://www.w3.org/1998/Math/MathML" display="block">
  <semantics>
    <mrow>
      <mrow>
        <mi>y</mi>
        <mo stretchy="false">=</mo>
        <mn>3</mn>
      </mrow>
      <mi>ln</mi>
      <mfrac>
        <mrow>
          <mi>x</mi>
          <mo stretchy="false">+</mo>
          <mn>2</mn>
        </mrow>
        <mn>5</mn>
      </mfrac>
      <mo stretchy="false">⇔</mo>
      <mrow>
        <mfrac>
          <mi>y</mi>
          <mn>3</mn>
        </mfrac>
        <mo stretchy="false">=</mo>
        <mi>ln</mi>
      </mrow>
      <mfrac>
        <mrow>
          <mi>x</mi>
          <mo stretchy="false">+</mo>
          <mn>2</mn>
        </mrow>
        <mn>5</mn>
      </mfrac>
      <mo stretchy="false">⇔</mo>
      <mrow>
        <msup>
          <mi>e</mi>
          <mfrac>
            <mi>y</mi>
            <mn>3</mn>
          </mfrac>
        </msup>
        <mo stretchy="false">=</mo>
        <msup>
          <mi>e</mi>
          <mrow>
            <mi>ln</mi>
            <mfrac>
              <mrow>
                <mi>x</mi>
                <mo stretchy="false">+</mo>
                <mn>2</mn>
              </mrow>
              <mn>5</mn>
            </mfrac>
          </mrow>
        </msup>
      </mrow>
      <mo stretchy="false">⇔</mo>
      <mrow>
        <msup>
          <mi>e</mi>
          <mfrac>
            <mi>y</mi>
            <mn>3</mn>
          </mfrac>
        </msup>
        <mo stretchy="false">=</mo>
        <mfrac>
          <mrow>
            <mi>x</mi>
            <mo stretchy="false">+</mo>
            <mn>2</mn>
          </mrow>
          <mn>5</mn>
        </mfrac>
      </mrow>
      <mo stretchy="false">⇔</mo>
      <mn>5.</mn>
      <mrow>
        <msup>
          <mi>e</mi>
          <mfrac>
            <mi>y</mi>
            <mn>3</mn>
          </mfrac>
        </msup>
        <mo stretchy="false">=</mo>
        <mrow>
          <mi>x</mi>
          <mo stretchy="false">+</mo>
          <mn>2</mn>
        </mrow>
      </mrow>
      <mo stretchy="false">⇔</mo>
      <mn>5.</mn>
      <mrow>
        <mrow>
          <msup>
            <mi>e</mi>
            <mfrac>
              <mi>y</mi>
              <mn>3</mn>
            </mfrac>
          </msup>
          <mo stretchy="false">−</mo>
          <mn>2</mn>
        </mrow>
        <mo stretchy="false">=</mo>
        <mi>x</mi>
      </mrow>
    </mrow>
    <annotation encoding="StarMath 5.0">y = 3 ln {x+2} over {5} dlrarrow {y} over {3} = ln {x+2} over {5}
dlrarrow e^{{y} over {3}} = e^{ ln {x+2} over {5}}
dlrarrow e^{{y} over {3}} = {x+2} over {5}
dlrarrow 5.e^{{y} over {3}} = x+2
dlrarrow 5.e^{{y} over {3}} - 2 = x</annotation>
  </semantics>
</math>
</file>

<file path=Object 33/content.xml><?xml version="1.0" encoding="utf-8"?>
<math xmlns="http://www.w3.org/1998/Math/MathML" display="block">
  <semantics>
    <mrow>
      <mi mathvariant="italic">toto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i>ln</mi>
      <mfrac>
        <mrow>
          <mi>x</mi>
          <mo stretchy="false">+</mo>
          <mn>2</mn>
        </mrow>
        <mn>5</mn>
      </mfrac>
    </mrow>
    <annotation encoding="StarMath 5.0">toto(x) = 3 ln {x+2} over {5}</annotation>
  </semantics>
</math>
</file>

<file path=Object 34/content.xml><?xml version="1.0" encoding="utf-8"?>
<math xmlns="http://www.w3.org/1998/Math/MathML" display="block">
  <semantics>
    <mrow>
      <mi mathvariant="italic">tata</mi>
      <mrow>
        <mrow>
          <mo fence="true" stretchy="false">(</mo>
          <mrow>
            <mi>y</mi>
          </mrow>
          <mo fence="true" stretchy="false">)</mo>
        </mrow>
        <mo stretchy="false">=</mo>
        <mn>5.</mn>
      </mrow>
      <mrow>
        <msup>
          <mi>e</mi>
          <mfrac>
            <mi>y</mi>
            <mn>3</mn>
          </mfrac>
        </msup>
        <mo stretchy="false">−</mo>
        <mn>2</mn>
      </mrow>
    </mrow>
    <annotation encoding="StarMath 5.0">tata(y) = 5.e^{{y} over {3}} - 2 </annotation>
  </semantics>
</math>
</file>

<file path=Object 35/content.xml><?xml version="1.0" encoding="utf-8"?>
<math xmlns="http://www.w3.org/1998/Math/MathML" display="block">
  <semantics>
    <mrow>
      <mi mathvariant="italic">toto</mi>
      <mrow>
        <mrow>
          <mo fence="true" stretchy="false">(</mo>
          <mrow>
            <mrow>
              <mi mathvariant="italic">tata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)</mo>
        </mrow>
        <mo stretchy="false">=</mo>
        <mi mathvariant="italic">tata</mi>
      </mrow>
      <mrow>
        <mrow>
          <mo fence="true" stretchy="false">(</mo>
          <mrow>
            <mrow>
              <mi mathvariant="italic">toto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)</mo>
        </mrow>
        <mo stretchy="false">=</mo>
        <mi>k</mi>
      </mrow>
    </mrow>
    <annotation encoding="StarMath 5.0">toto(tata(k)) = tata(toto(k)) = k</annotation>
  </semantics>
</math>
</file>

<file path=Object 36/content.xml><?xml version="1.0" encoding="utf-8"?>
<math xmlns="http://www.w3.org/1998/Math/MathML" display="block">
  <semantics>
    <mrow>
      <mrow>
        <mi>V</mi>
        <mo stretchy="false">=</mo>
        <mfrac>
          <mn>1</mn>
          <mi>n</mi>
        </mfrac>
      </mrow>
      <msubsup>
        <mi>∑</mi>
        <mrow>
          <mi>i</mi>
          <mo stretchy="false">=</mo>
          <mn>0</mn>
        </mrow>
        <mrow>
          <mi>n</mi>
          <mo stretchy="false">−</mo>
          <mn>1</mn>
        </mrow>
      </msubsup>
      <msup>
        <mrow>
          <mo fence="true" stretchy="false">(</mo>
          <mrow>
            <mrow>
              <mi mathvariant="italic">scores</mi>
              <mrow>
                <mrow>
                  <mo fence="true" stretchy="false">[</mo>
                  <mrow>
                    <mi>i</mi>
                  </mrow>
                  <mo fence="true" stretchy="false">]</mo>
                </mrow>
                <mo stretchy="false">−</mo>
                <mi>μ</mi>
              </mrow>
            </mrow>
          </mrow>
          <mo fence="true" stretchy="false">)</mo>
        </mrow>
        <mn>2</mn>
      </msup>
    </mrow>
    <annotation encoding="StarMath 5.0">V= {1} over {n} ∑_{i=0}^{n-1} (scores[i]-μ)^2</annotation>
  </semantics>
</math>
</file>

<file path=Object 38/content.xml><?xml version="1.0" encoding="utf-8"?>
<math xmlns="http://www.w3.org/1998/Math/MathML" display="block">
  <semantics>
    <mrow>
      <mrow>
        <mi>μ</mi>
        <mo stretchy="false">=</mo>
        <mfrac>
          <mn>1</mn>
          <mi>n</mi>
        </mfrac>
      </mrow>
      <msubsup>
        <mi>∑</mi>
        <mrow>
          <mi>i</mi>
          <mo stretchy="false">=</mo>
          <mn>0</mn>
        </mrow>
        <mrow>
          <mi>n</mi>
          <mo stretchy="false">−</mo>
          <mn>1</mn>
        </mrow>
      </msubsup>
      <mi mathvariant="italic">scores</mi>
      <mrow>
        <mo fence="true" stretchy="false">[</mo>
        <mrow>
          <mi>i</mi>
        </mrow>
        <mo fence="true" stretchy="false">]</mo>
      </mrow>
    </mrow>
    <annotation encoding="StarMath 5.0">μ= {1} over {n} ∑_{i=0}^{n-1} scores[i]</annotation>
  </semantics>
</math>
</file>

<file path=Object 4/content.xml><?xml version="1.0" encoding="utf-8"?>
<math xmlns="http://www.w3.org/1998/Math/MathML" display="block">
  <semantics>
    <mrow>
      <mi>cos</mi>
      <mrow>
        <mo fence="true" stretchy="false">(</mo>
        <mrow>
          <mrow>
            <mrow>
              <mi>π</mi>
              <mo stretchy="false">+</mo>
              <mn>2</mn>
            </mrow>
            <mi>π</mi>
          </mrow>
        </mrow>
        <mo fence="true" stretchy="false">)</mo>
      </mrow>
    </mrow>
    <annotation encoding="StarMath 5.0">cos ( %pi+2 %pi) </annotation>
  </semantics>
</math>
</file>

<file path=Object 43/content.xml><?xml version="1.0" encoding="utf-8"?>
<math xmlns="http://www.w3.org/1998/Math/MathML" display="block">
  <semantics>
    <mrow>
      <mrow>
        <mi>A</mi>
        <mo stretchy="false">=</mo>
        <mfrac>
          <mn>1</mn>
          <mi>L</mi>
        </mfrac>
      </mrow>
      <mn>.10</mn>
      <mn>.</mn>
      <mi>log</mi>
      <mi>⁡</mi>
      <mfrac>
        <msub>
          <mi>P</mi>
          <mi>e</mi>
        </msub>
        <msub>
          <mi>P</mi>
          <mi>s</mi>
        </msub>
      </mfrac>
    </mrow>
    <annotation encoding="StarMath 5.0">A= {1} over {L}.10.log⁡ {P_e} over {P_s}</annotation>
  </semantics>
</math>
</file>

<file path=Object 44/content.xml><?xml version="1.0" encoding="utf-8"?>
<math xmlns="http://www.w3.org/1998/Math/MathML" display="block">
  <semantics>
    <msub>
      <mi>P</mi>
      <mi>e</mi>
    </msub>
    <annotation encoding="StarMath 5.0">P_e</annotation>
  </semantics>
</math>
</file>

<file path=Object 45/content.xml><?xml version="1.0" encoding="utf-8"?>
<math xmlns="http://www.w3.org/1998/Math/MathML" display="block">
  <semantics>
    <msub>
      <mi>P</mi>
      <mi>s</mi>
    </msub>
    <annotation encoding="StarMath 5.0">P_s</annotation>
  </semantics>
</math>
</file>

<file path=Object 46/content.xml><?xml version="1.0" encoding="utf-8"?>
<math xmlns="http://www.w3.org/1998/Math/MathML" display="block">
  <semantics>
    <mi>L</mi>
    <annotation encoding="StarMath 5.0">L</annotation>
  </semantics>
</math>
</file>

<file path=Object 47/content.xml><?xml version="1.0" encoding="utf-8"?>
<math xmlns="http://www.w3.org/1998/Math/MathML" display="block">
  <semantics>
    <mi>L</mi>
    <annotation encoding="StarMath 5.0">L</annotation>
  </semantics>
</math>
</file>

<file path=Object 48/content.xml><?xml version="1.0" encoding="utf-8"?>
<math xmlns="http://www.w3.org/1998/Math/MathML" display="block">
  <semantics>
    <msub>
      <mi>P</mi>
      <mi>e</mi>
    </msub>
    <annotation encoding="StarMath 5.0">P_e</annotation>
  </semantics>
</math>
</file>

<file path=Object 49/content.xml><?xml version="1.0" encoding="utf-8"?>
<math xmlns="http://www.w3.org/1998/Math/MathML" display="block">
  <semantics>
    <msub>
      <mi>P</mi>
      <mi>s</mi>
    </msub>
    <annotation encoding="StarMath 5.0">P_s</annotation>
  </semantics>
</math>
</file>

<file path=Object 5/content.xml><?xml version="1.0" encoding="utf-8"?>
<math xmlns="http://www.w3.org/1998/Math/MathML" display="block">
  <semantics>
    <mrow>
      <mi>cos</mi>
      <mn>5</mn>
    </mrow>
    <annotation encoding="StarMath 5.0">cos 5</annotation>
  </semantics>
</math>
</file>

<file path=Object 50/content.xml><?xml version="1.0" encoding="utf-8"?>
<math xmlns="http://www.w3.org/1998/Math/MathML" display="block">
  <semantics>
    <mrow>
      <mi>L</mi>
      <mo stretchy="false">=</mo>
      <mn>5</mn>
    </mrow>
    <annotation encoding="StarMath 5.0">L=5</annotation>
  </semantics>
</math>
</file>

<file path=Object 51/content.xml><?xml version="1.0" encoding="utf-8"?>
<math xmlns="http://www.w3.org/1998/Math/MathML" display="block">
  <semantics>
    <msub>
      <mi>P</mi>
      <mi>e</mi>
    </msub>
    <annotation encoding="StarMath 5.0">P_e</annotation>
  </semantics>
</math>
</file>

<file path=Object 6/content.xml><?xml version="1.0" encoding="utf-8"?>
<math xmlns="http://www.w3.org/1998/Math/MathML" display="block">
  <semantics>
    <mrow>
      <mi>cos</mi>
      <msqrt>
        <mn>5</mn>
      </msqrt>
    </mrow>
    <annotation encoding="StarMath 5.0">cos sqrt{5} 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sin</mi>
      </mrow>
      <mi>x</mi>
      <mi>–</mi>
      <mi>cos</mi>
      <mi>y</mi>
    </mrow>
    <annotation encoding="StarMath 5.0">f(x,y) = sin x – cos y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π</mi>
              <mi>,</mi>
              <mi>π</mi>
            </mrow>
          </mrow>
          <mo fence="true" stretchy="false">)</mo>
        </mrow>
        <mo stretchy="false">=</mo>
        <mn>1</mn>
      </mrow>
    </mrow>
    <annotation encoding="StarMath 5.0">f( %pi, %pi) = 1</annotation>
  </semantics>
</math>
</file>

<file path=Object 86/content.xml><?xml version="1.0" encoding="utf-8"?>
<math xmlns="http://www.w3.org/1998/Math/MathML" display="block">
  <semantics>
    <mrow>
      <mrow>
        <mi>a</mi>
        <mo stretchy="false">+</mo>
        <mi>i</mi>
      </mrow>
      <mn>.</mn>
      <mi>b</mi>
    </mrow>
    <annotation encoding="StarMath 5.0">a + i.b</annotation>
  </semantics>
</math>
</file>

<file path=Object 87/content.xml><?xml version="1.0" encoding="utf-8"?>
<math xmlns="http://www.w3.org/1998/Math/MathML" display="block">
  <semantics>
    <mrow>
      <mrow>
        <msup>
          <mi>i</mi>
          <mn>2</mn>
        </msup>
        <mo stretchy="false">=</mo>
        <mi>–</mi>
      </mrow>
      <mn>1</mn>
    </mrow>
    <annotation encoding="StarMath 5.0">i^2 = –1</annotation>
  </semantics>
</math>
</file>

<file path=Object 88/content.xml><?xml version="1.0" encoding="utf-8"?>
<math xmlns="http://www.w3.org/1998/Math/MathML" display="block">
  <semantics>
    <mrow>
      <mi mathvariant="normal">ℜ</mi>
      <mrow>
        <mo fence="true" stretchy="false">(</mo>
        <mrow>
          <mi>z</mi>
        </mrow>
        <mo fence="true" stretchy="false">)</mo>
      </mrow>
    </mrow>
    <annotation encoding="StarMath 5.0">Re(z)</annotation>
  </semantics>
</math>
</file>

<file path=Object 89/content.xml><?xml version="1.0" encoding="utf-8"?>
<math xmlns="http://www.w3.org/1998/Math/MathML" display="block">
  <semantics>
    <mrow>
      <mi mathvariant="normal">ℑ</mi>
      <mrow>
        <mo fence="true" stretchy="false">(</mo>
        <mrow>
          <mi>z</mi>
        </mrow>
        <mo fence="true" stretchy="false">)</mo>
      </mrow>
    </mrow>
    <annotation encoding="StarMath 5.0">Im(z)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row>
                <mi>π</mi>
                <mo stretchy="false">/</mo>
                <mn>2</mn>
              </mrow>
              <mi>,</mi>
              <mi>π</mi>
            </mrow>
          </mrow>
          <mo fence="true" stretchy="false">)</mo>
        </mrow>
        <mo stretchy="false">=</mo>
        <mn>2</mn>
      </mrow>
    </mrow>
    <annotation encoding="StarMath 5.0">f( %pi/2, %pi) = 2</annotation>
  </semantics>
</math>
</file>

<file path=Object 90/content.xml><?xml version="1.0" encoding="utf-8"?>
<math xmlns="http://www.w3.org/1998/Math/MathML" display="block">
  <semantics>
    <mrow>
      <mo stretchy="false">∀</mo>
      <mi>z</mi>
      <mi>,</mi>
      <mi>z</mi>
      <mrow>
        <mi>'</mi>
        <mo stretchy="false">∈</mo>
        <mi mathvariant="normal">ℂ</mi>
      </mrow>
      <mi>,</mi>
    </mrow>
    <annotation encoding="StarMath 5.0"> forall z,z' in setC,</annotation>
  </semantics>
</math>
</file>

<file path=Object 91/content.xml><?xml version="1.0" encoding="utf-8"?>
<math xmlns="http://www.w3.org/1998/Math/MathML" display="block">
  <semantics>
    <mrow>
      <mrow>
        <mi>z</mi>
        <mo stretchy="false">=</mo>
        <mi>z</mi>
      </mrow>
      <mi>'</mi>
      <mspace width="8em"/>
      <mi mathvariant="italic">iff</mi>
      <mspace width="8em"/>
      <mrow>
        <mo fence="true" stretchy="false">[</mo>
        <mrow>
          <mrow>
            <mspace width="2em"/>
            <mi mathvariant="normal">ℜ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 mathvariant="normal">ℜ</mi>
            </mrow>
            <mrow>
              <mo fence="true" stretchy="false">(</mo>
              <mrow>
                <mrow>
                  <mi>z</mi>
                  <mi>'</mi>
                </mrow>
              </mrow>
              <mo fence="true" stretchy="false">)</mo>
            </mrow>
            <mspace width="2em"/>
            <mi mathvariant="italic">et</mi>
            <mspace width="2em"/>
            <mi mathvariant="normal">ℑ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 mathvariant="normal">ℑ</mi>
            </mrow>
            <mrow>
              <mo fence="true" stretchy="false">(</mo>
              <mrow>
                <mrow>
                  <mi>z</mi>
                  <mi>'</mi>
                </mrow>
              </mrow>
              <mo fence="true" stretchy="false">)</mo>
            </mrow>
            <mspace width="2em"/>
          </mrow>
        </mrow>
        <mo fence="true" stretchy="false">]</mo>
      </mrow>
    </mrow>
    <annotation encoding="StarMath 5.0">
z=z' ~~~~ iff ~~~~  [~ re(z)=re(z') ~et~ im(z) = im(z') ~] 
</annotation>
  </semantics>
</math>
</file>

<file path=Object 92/content.xml><?xml version="1.0" encoding="utf-8"?>
<math xmlns="http://www.w3.org/1998/Math/MathML" display="block">
  <semantics>
    <mrow>
      <mrow>
        <mi>z</mi>
        <mo stretchy="false">=</mo>
        <mi>i</mi>
      </mrow>
      <mn>.</mn>
      <mi>b</mi>
    </mrow>
    <annotation encoding="StarMath 5.0">z =i.b</annotation>
  </semantics>
</math>
</file>

<file path=Object 93/content.xml><?xml version="1.0" encoding="utf-8"?>
<math xmlns="http://www.w3.org/1998/Math/MathML" display="block">
  <semantics>
    <mrow>
      <mrow>
        <mi>a</mi>
        <mo stretchy="false">+</mo>
        <mi>b</mi>
      </mrow>
      <mn>.</mn>
      <mi>i</mi>
    </mrow>
    <annotation encoding="StarMath 5.0">a+b.i</annotation>
  </semantics>
</math>
</file>

<file path=Object 94/content.xml><?xml version="1.0" encoding="utf-8"?>
<math xmlns="http://www.w3.org/1998/Math/MathML" display="block">
  <semantics>
    <mrow>
      <mrow>
        <mrow>
          <mo stretchy="false">−</mo>
          <mi>a</mi>
        </mrow>
        <mo stretchy="false">−</mo>
        <mi>b</mi>
      </mrow>
      <mn>.</mn>
      <mi>i</mi>
    </mrow>
    <annotation encoding="StarMath 5.0">-a-b.i</annotation>
  </semantics>
</math>
</file>

<file path=Object 95/content.xml><?xml version="1.0" encoding="utf-8"?>
<math xmlns="http://www.w3.org/1998/Math/MathML" display="block">
  <semantics>
    <mrow>
      <mrow>
        <mi>z</mi>
        <mo stretchy="false">=</mo>
        <mrow>
          <mn>0</mn>
          <mo stretchy="false">+</mo>
          <mi>b</mi>
        </mrow>
      </mrow>
      <mn>.</mn>
      <mi>i</mi>
    </mrow>
    <annotation encoding="StarMath 5.0">z = 0 + b.i</annotation>
  </semantics>
</math>
</file>

<file path=Object 96/content.xml><?xml version="1.0" encoding="utf-8"?>
<math xmlns="http://www.w3.org/1998/Math/MathML" display="block">
  <semantics>
    <mrow>
      <mrow>
        <mi>a</mi>
        <mo stretchy="false">+</mo>
        <mi>b</mi>
      </mrow>
      <mn>.</mn>
      <mi>i</mi>
    </mrow>
    <annotation encoding="StarMath 5.0">a+b.i</annotation>
  </semantics>
</math>
</file>

<file path=Object 97/content.xml><?xml version="1.0" encoding="utf-8"?>
<math xmlns="http://www.w3.org/1998/Math/MathML" display="block">
  <semantics>
    <mrow>
      <mrow>
        <mi>a</mi>
        <mo stretchy="false">−</mo>
        <mi>b</mi>
      </mrow>
      <mn>.</mn>
      <mi>i</mi>
    </mrow>
    <annotation encoding="StarMath 5.0">a -b.i</annotation>
  </semantics>
</math>
</file>

<file path=Object 98/content.xml><?xml version="1.0" encoding="utf-8"?>
<math xmlns="http://www.w3.org/1998/Math/MathML" display="block">
  <semantics>
    <mrow>
      <mrow>
        <mi>z</mi>
        <mo stretchy="false">=</mo>
        <mrow>
          <mi>a</mi>
          <mo stretchy="false">+</mo>
          <mi>b</mi>
        </mrow>
      </mrow>
      <mn>.</mn>
      <mi>i</mi>
    </mrow>
    <annotation encoding="StarMath 5.0">z = a+b.i</annotation>
  </semantics>
</math>
</file>

<file path=Object 99/content.xml><?xml version="1.0" encoding="utf-8"?>
<math xmlns="http://www.w3.org/1998/Math/MathML" display="block">
  <semantics>
    <mrow>
      <mrow>
        <mo fence="true" stretchy="false">|</mo>
        <mrow>
          <mi>z</mi>
        </mrow>
        <mo fence="true" stretchy="false">|</mo>
      </mrow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</mrow>
    <annotation encoding="StarMath 5.0">lline z rline  = sqrt{a^2+b^2}</annotation>
  </semantics>
</math>
</file>